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"/>
  <manifest:file-entry manifest:full-path="ObjectReplacements/Object 45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"/>
  <manifest:file-entry manifest:full-path="ObjectReplacements/Object 6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"/>
  <manifest:file-entry manifest:full-path="ObjectReplacements/Object 6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"/>
  <manifest:file-entry manifest:full-path="ObjectReplacements/Object 1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16" manifest:media-type=""/>
  <manifest:file-entry manifest:full-path="ObjectReplacements/Object 5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"/>
  <manifest:file-entry manifest:full-path="ObjectReplacements/Object 8" manifest:media-type="application/x-openoffice-gdimetafile;windows_formatname=&quot;GDIMetaFile&quot;"/>
  <manifest:file-entry manifest:full-path="ObjectReplacements/Object 37" manifest:media-type=""/>
  <manifest:file-entry manifest:full-path="ObjectReplacements/Object 9" manifest:media-type="application/x-openoffice-gdimetafile;windows_formatname=&quot;GDIMetaFile&quot;"/>
  <manifest:file-entry manifest:full-path="ObjectReplacements/Object 38" manifest:media-type=""/>
  <manifest:file-entry manifest:full-path="ObjectReplacements/Object 39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43" manifest:media-type=""/>
  <manifest:file-entry manifest:full-path="ObjectReplacements/Object 44" manifest:media-type="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meta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0.9889in" style:rel-column-width="9361*"/>
    </style:style>
    <style:style style:name="Таблица1.E" style:family="table-column">
      <style:table-column-properties style:column-width="0.9896in" style:rel-column-width="9363*"/>
    </style:style>
    <style:style style:name="Таблица1.G" style:family="table-column">
      <style:table-column-properties style:column-width="0.9896in" style:rel-column-width="9365*"/>
    </style:style>
    <style:style style:name="Таблица1.A1" style:family="table-cell">
      <style:table-cell-properties fo:padding="0in" fo:border="none" style:writing-mode="page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0.5771in" style:rel-column-width="5458*"/>
    </style:style>
    <style:style style:name="Таблица2.B" style:family="table-column">
      <style:table-column-properties style:column-width="0.5771in" style:rel-column-width="5461*"/>
    </style:style>
    <style:style style:name="Таблица2.C" style:family="table-column">
      <style:table-column-properties style:column-width="0.5771in" style:rel-column-width="5460*"/>
    </style:style>
    <style:style style:name="Таблица2.D" style:family="table-column">
      <style:table-column-properties style:column-width="0.5771in" style:rel-column-width="5462*"/>
    </style:style>
    <style:style style:name="Таблица2.L" style:family="table-column">
      <style:table-column-properties style:column-width="0.5778in" style:rel-column-width="5465*"/>
    </style:style>
    <style:style style:name="Таблица2.A1" style:family="table-cell">
      <style:table-cell-properties fo:padding="0in" fo:border="none" style:writing-mode="page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1.3847in" style:rel-column-width="13106*"/>
    </style:style>
    <style:style style:name="Таблица3.B" style:family="table-column">
      <style:table-column-properties style:column-width="1.3847in" style:rel-column-width="13107*"/>
    </style:style>
    <style:style style:name="Таблица3.E" style:family="table-column">
      <style:table-column-properties style:column-width="1.3854in" style:rel-column-width="13109*"/>
    </style:style>
    <style:style style:name="Таблица3.A1" style:family="table-cell">
      <style:table-cell-properties fo:padding="0in" fo:border="none" style:writing-mode="page"/>
    </style:style>
    <style:style style:name="Таблица4" style:family="table">
      <style:table-properties style:width="3.6625in" fo:margin-left="-0.0208in" fo:margin-top="0in" fo:margin-bottom="0in" table:align="left" style:writing-mode="page"/>
    </style:style>
    <style:style style:name="Таблица4.A" style:family="table-column">
      <style:table-column-properties style:column-width="0.9313in"/>
    </style:style>
    <style:style style:name="Таблица4.B" style:family="table-column">
      <style:table-column-properties style:column-width="0.9097in"/>
    </style:style>
    <style:style style:name="Таблица4.C" style:family="table-column">
      <style:table-column-properties style:column-width="0.9104in"/>
    </style:style>
    <style:style style:name="Таблица4.D" style:family="table-column">
      <style:table-column-properties style:column-width="0.9111in"/>
    </style:style>
    <style:style style:name="Таблица4.1" style:family="table-row">
      <style:table-row-properties style:min-row-height="0.2083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language="ru" fo:country="RU" officeooo:rsid="0011683e" officeooo:paragraph-rsid="0011683e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fo:language="ru" fo:country="RU" officeooo:rsid="0011683e" officeooo:paragraph-rsid="0011683e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language="ru" fo:country="RU" officeooo:rsid="0011683e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language="ru" fo:country="RU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ru" fo:country="RU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ru" fo:country="RU" officeooo:paragraph-rsid="0011683e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ru" fo:country="RU" officeooo:paragraph-rsid="00164db0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1683e" officeooo:paragraph-rsid="0011683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language="ru" fo:country="RU" fo:font-weight="bold" officeooo:rsid="001b8062" officeooo:paragraph-rsid="0024cfb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language="ru" fo:country="RU" fo:font-weight="bold" officeooo:rsid="001b8062" officeooo:paragraph-rsid="0027d25f" style:font-weight-asian="bold" style:font-weight-complex="bold"/>
    </style:style>
    <style:style style:name="P12" style:family="paragraph" style:parent-style-name="Standard">
      <style:text-properties style:font-name="Times New Roman" fo:language="ru" fo:country="RU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ru" fo:country="RU" officeooo:rsid="0011cc62" officeooo:paragraph-rsid="0011683e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ru" fo:country="RU" officeooo:rsid="0021b050" officeooo:paragraph-rsid="0021b050"/>
    </style:style>
    <style:style style:name="P15" style:family="paragraph" style:parent-style-name="Standard">
      <style:paragraph-properties fo:text-align="justify" style:justify-single-word="false"/>
      <style:text-properties style:font-name="Times New Roman" fo:language="ru" fo:country="RU" officeooo:rsid="0021b050" officeooo:paragraph-rsid="00297e47"/>
    </style:style>
    <style:style style:name="P16" style:family="paragraph" style:parent-style-name="Standard">
      <style:text-properties style:font-name="Times New Roman" fo:language="ru" fo:country="RU" officeooo:rsid="0021b050"/>
    </style:style>
    <style:style style:name="P17" style:family="paragraph" style:parent-style-name="Standard">
      <style:text-properties style:font-name="Times New Roman" fo:language="ru" fo:country="RU" officeooo:rsid="0021b050" officeooo:paragraph-rsid="00297e47"/>
    </style:style>
    <style:style style:name="P18" style:family="paragraph" style:parent-style-name="Standard">
      <style:text-properties officeooo:paragraph-rsid="00297e47"/>
    </style:style>
    <style:style style:name="P19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27d25f" officeooo:paragraph-rsid="0027d25f" style:font-weight-asian="normal" style:font-weight-complex="normal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Calibri"/>
    </style:style>
    <style:style style:name="P21" style:family="paragraph" style:parent-style-name="Standard">
      <style:text-properties officeooo:paragraph-rsid="00297e47"/>
    </style:style>
    <style:style style:name="T1" style:family="text">
      <style:text-properties officeooo:rsid="001168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683e" style:font-weight-asian="bold" style:font-weight-complex="bold"/>
    </style:style>
    <style:style style:name="T4" style:family="text">
      <style:text-properties fo:font-weight="bold" officeooo:rsid="00226cbb" style:font-weight-asian="bold" style:font-weight-complex="bold"/>
    </style:style>
    <style:style style:name="T5" style:family="text">
      <style:text-properties fo:font-weight="bold" officeooo:rsid="0018a8c6" style:font-weight-asian="bold" style:font-weight-complex="bold"/>
    </style:style>
    <style:style style:name="T6" style:family="text">
      <style:text-properties fo:font-weight="bold" officeooo:rsid="00140b5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683e" style:font-weight-asian="normal" style:font-weight-complex="normal"/>
    </style:style>
    <style:style style:name="T9" style:family="text">
      <style:text-properties fo:font-weight="normal" officeooo:rsid="0024cfb7" style:font-weight-asian="normal" style:font-weight-complex="normal"/>
    </style:style>
    <style:style style:name="T10" style:family="text">
      <style:text-properties fo:font-weight="normal" officeooo:rsid="0027d25f" style:font-weight-asian="normal" style:font-weight-complex="normal"/>
    </style:style>
    <style:style style:name="T11" style:family="text">
      <style:text-properties fo:font-weight="normal" officeooo:rsid="002847db" style:font-weight-asian="normal" style:font-weight-complex="normal"/>
    </style:style>
    <style:style style:name="T12" style:family="text">
      <style:text-properties officeooo:rsid="00140b5a"/>
    </style:style>
    <style:style style:name="T13" style:family="text">
      <style:text-properties officeooo:rsid="00164db0"/>
    </style:style>
    <style:style style:name="T14" style:family="text">
      <style:text-properties officeooo:rsid="00168498"/>
    </style:style>
    <style:style style:name="T15" style:family="text">
      <style:text-properties officeooo:rsid="0017dbbf"/>
    </style:style>
    <style:style style:name="T16" style:family="text">
      <style:text-properties officeooo:rsid="0018a8c6"/>
    </style:style>
    <style:style style:name="T17" style:family="text">
      <style:text-properties style:text-position="sub 58%"/>
    </style:style>
    <style:style style:name="T18" style:family="text">
      <style:text-properties officeooo:rsid="00135260"/>
    </style:style>
    <style:style style:name="T19" style:family="text">
      <style:text-properties officeooo:rsid="0021b050"/>
    </style:style>
    <style:style style:name="T20" style:family="text">
      <style:text-properties officeooo:rsid="0011cc62"/>
    </style:style>
    <style:style style:name="T21" style:family="text">
      <style:text-properties officeooo:rsid="00226cbb"/>
    </style:style>
    <style:style style:name="T22" style:family="text">
      <style:text-properties officeooo:rsid="0027d25f"/>
    </style:style>
    <style:style style:name="T23" style:family="text">
      <style:text-properties style:font-name="Times New Roman" fo:language="ru" fo:country="RU" officeooo:rsid="0021b050"/>
    </style:style>
    <style:style style:name="T24" style:family="text">
      <style:text-properties style:font-name="Times New Roman" fo:language="ru" fo:country="RU" officeooo:rsid="002af9af"/>
    </style:style>
    <style:style style:name="T25" style:family="text">
      <style:text-properties officeooo:rsid="00297e47"/>
    </style:style>
    <style:style style:name="T26" style:family="text">
      <style:text-properties style:font-name="Liberation Mono" fo:font-size="11pt" fo:language="ru" fo:country="RU" fo:font-style="normal" fo:font-weight="normal" officeooo:rsid="0021b050" style:font-size-asian="11pt" style:font-style-asian="normal" style:font-weight-asian="normal"/>
    </style:style>
    <style:style style:name="T27" style:family="text">
      <style:text-properties officeooo:rsid="002af9a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дача <text:span text:style-name="T1">9.1</text:span></text:p>
      <text:p text:style-name="P5"><text:span text:style-name="T2"><text:tab/></text:span><text:span text:style-name="T8">Рассчитайте IRR проекта, пользуясь методом линейной аппроксимации. Проект А имеет следующий денежный поток (млн руб.):</text:span></text:p>
      <table:table table:name="Таблица1" table:style-name="Таблица1">
        <table:table-column table:style-name="Таблица1.A" table:number-columns-repeated="4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1">A:</text:p>
          </table:table-cell>
          <table:table-cell table:style-name="Таблица1.A1" office:value-type="string">
            <text:p text:style-name="P1">-200</text:p>
          </table:table-cell>
          <table:table-cell table:style-name="Таблица1.A1" office:value-type="string">
            <text:p text:style-name="P1">20</text:p>
          </table:table-cell>
          <table:table-cell table:style-name="Таблица1.A1" office:value-type="string">
            <text:p text:style-name="P1">40</text:p>
          </table:table-cell>
          <table:table-cell table:style-name="Таблица1.A1" office:value-type="string">
            <text:p text:style-name="P1">60</text:p>
          </table:table-cell>
          <table:table-cell table:style-name="Таблица1.A1" office:value-type="string">
            <text:p text:style-name="P1">60</text:p>
          </table:table-cell>
          <table:table-cell table:style-name="Таблица1.A1" office:value-type="string">
            <text:p text:style-name="P1">80</text:p>
          </table:table-cell>
        </table:table-row>
      </table:table>
      <text:p text:style-name="P12"><text:span text:style-name="T12"><text:tab/>Воспользуемся формулой </text:span><draw:frame draw:style-name="fr2" draw:name="Объект1" text:anchor-type="as-char" svg:y="-0.2728in" svg:width="2.7217in" svg:height="0.452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12">подберем </text:span><text:span text:style-name="T12"><draw:frame draw:style-name="fr2" draw:name="Объект2" text:anchor-type="as-char" svg:y="-0.1492in" svg:width="0.1272in" svg:height="0.21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<text:s/>и </text:span><text:span text:style-name="T12"><draw:frame draw:style-name="fr2" draw:name="Объект3" text:anchor-type="as-char" svg:y="-0.1492in" svg:width="0.1283in" svg:height="0.210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<text:s/>такие что </text:span><text:span text:style-name="T12"><draw:frame draw:style-name="fr2" draw:name="Объект4" text:anchor-type="as-char" svg:y="-0.1528in" svg:width="1.7118in" svg:height="0.2138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2">:</text:span></text:p>
      <text:p text:style-name="P12"><text:span text:style-name="T12"><text:tab/>Допустим, </text:span><text:span text:style-name="T12"><draw:frame draw:style-name="fr2" draw:name="Объект5" text:anchor-type="as-char" svg:y="-0.1492in" svg:width="0.5839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2"><text:tab/><draw:frame draw:style-name="fr2" draw:name="Объект6" text:anchor-type="as-char" svg:y="-0.2445in" svg:width="4.8374in" svg:height="0.418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2"><text:span text:style-name="T12"><text:tab/>Допустим, </text:span><text:span text:style-name="T12"><draw:frame draw:style-name="fr2" draw:name="Объект7" text:anchor-type="as-char" svg:y="-0.1492in" svg:width="0.522in" svg:height="0.210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:</text:span></text:p>
      <text:p text:style-name="P12"><text:tab/><draw:frame draw:style-name="fr2" draw:name="Объект8" text:anchor-type="as-char" svg:y="-0.2445in" svg:width="4.9547in" svg:height="0.418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2"><text:tab/><text:span text:style-name="T12">Рассчитаем IRR:</text:span></text:p>
      <text:p text:style-name="P12"><text:tab/><draw:frame draw:style-name="fr2" draw:name="Объект9" text:anchor-type="as-char" svg:y="-0.2445in" svg:width="4.2591in" svg:height="0.41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tab/><text:span text:style-name="T6">Ответ</text:span><text:span text:style-name="T12">: </text:span><text:span text:style-name="T12"><draw:frame draw:style-name="fr2" draw:name="Объект10" text:anchor-type="as-char" svg:y="-0.1492in" svg:width="0.8791in" svg:height="0.1854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9">Задача 9.2</text:p>
      <text:p text:style-name="P6"><text:span text:style-name="T3"><text:tab/></text:span>Проект А имеет следующий денежный поток (млн руб.): –10, –15, 7, 11, 8, 12. Следует рассчитать значения критериев IRR и MIRR, если стоимость источника финансирования данного проекта равна 12%.</text:p>
      <text:p text:style-name="P7"><text:span text:style-name="T12"><text:tab/>Воспользуемся формулой </text:span><draw:frame draw:style-name="fr2" draw:name="Объект11" text:anchor-type="as-char" svg:y="-0.2728in" svg:width="2.7217in" svg:height="0.452in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, <text:span text:style-name="T12">подберем </text:span><text:span text:style-name="T12"><draw:frame draw:style-name="fr2" draw:name="Объект12" text:anchor-type="as-char" svg:y="-0.1492in" svg:width="0.1272in" svg:height="0.2102in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2"><text:s/>и </text:span><text:span text:style-name="T12"><draw:frame draw:style-name="fr2" draw:name="Объект13" text:anchor-type="as-char" svg:y="-0.1492in" svg:width="0.1283in" svg:height="0.2102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2"><text:s/>такие что </text:span><text:span text:style-name="T12"><draw:frame draw:style-name="fr2" draw:name="Объект14" text:anchor-type="as-char" svg:y="-0.1528in" svg:width="1.7118in" svg:height="0.2138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">:</text:span></text:p>
      <text:p text:style-name="P7"><text:tab/>Допустим, <draw:frame draw:style-name="fr2" draw:name="Объект16" text:anchor-type="as-char" svg:y="-0.1492in" svg:width="0.602in" svg:height="0.2102in" draw:z-index="25"><draw:object xlink:href="./Object 16" xlink:type="simple" xlink:show="embed" xlink:actuate="onLoad"/><draw:image xlink:href="./ObjectReplacements/Object 16" xlink:type="simple" xlink:show="embed" xlink:actuate="onLoad"/></draw:frame><text:span text:style-name="T13">:</text:span></text:p>
      <text:p text:style-name="P7"><text:tab/><draw:frame draw:style-name="fr2" draw:name="Объект15" text:anchor-type="as-char" svg:y="-0.2445in" svg:width="5.0965in" svg:height="0.418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<text:tab/>Допустим, <draw:frame draw:style-name="fr2" draw:name="Объект17" text:anchor-type="as-char" svg:y="-0.1492in" svg:width="0.7256in" svg:height="0.2102in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13">:</text:span></text:p>
      <text:p text:style-name="P7"><text:tab/><draw:frame draw:style-name="fr2" draw:name="Объект18" text:anchor-type="as-char" svg:y="-0.2445in" svg:width="5.5839in" svg:height="0.418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7"><text:tab/><text:span text:style-name="T14">Рассчитаем IRR:</text:span></text:p>
      <text:p text:style-name="P7"><text:tab/><text:span text:style-name="T14"><draw:frame draw:style-name="fr2" draw:name="Объект19" text:anchor-type="as-char" svg:y="-0.2445in" svg:width="4.1626in" svg:height="0.41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7"><text:tab/>Рассчитаем <text:span text:style-name="T15">MIRR:</text:span></text:p>
      <text:p text:style-name="P7"><text:tab/><draw:frame draw:style-name="fr2" draw:name="Объект20" text:anchor-type="as-char" svg:y="-0.2693in" svg:width="2.1252in" svg:height="0.4563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7"><text:tab/><draw:frame draw:style-name="fr2" draw:name="Объект21" text:anchor-type="as-char" svg:y="-0.2228in" svg:width="4.252in" svg:height="0.3161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"><text:tab/><draw:frame draw:style-name="fr2" draw:name="Объект22" text:anchor-type="as-char" svg:y="-0.2783in" svg:width="3.8311in" svg:height="0.4291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7"><text:tab/><text:span text:style-name="T5">Ответ</text:span><text:span text:style-name="T16">: </text:span><text:span text:style-name="T16"><draw:frame draw:style-name="fr2" draw:name="Объект23" text:anchor-type="as-char" svg:y="-0.1492in" svg:width="2.2965in" svg:height="0.1854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9">Задача 9.3</text:p>
      <text:p text:style-name="P6"><text:span text:style-name="T3"><text:tab/></text:span>Анализируется четыре проекта (млн руб.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 table:number-columns-repeated="3"/>
        <table:table-column table:style-name="Таблица2.D"/>
        <table:table-column table:style-name="Таблица2.C"/>
        <table:table-column table:style-name="Таблица2.D" table:number-columns-repeated="2"/>
        <table:table-column table:style-name="Таблица2.L"/>
        <table:table-row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2"><text:span text:style-name="T16">I</text:span>С</text:p>
          </table:table-cell>
          <table:table-cell table:style-name="Таблица2.A1" office:value-type="string">
            <text:p text:style-name="P2">P<text:span text:style-name="T17">1</text:span></text:p>
          </table:table-cell>
          <table:table-cell table:style-name="Таблица2.A1" office:value-type="string">
            <text:p text:style-name="P2">P<text:span text:style-name="T17">2</text:span></text:p>
          </table:table-cell>
          <table:table-cell table:style-name="Таблица2.A1" office:value-type="string">
            <text:p text:style-name="P2">P<text:span text:style-name="T17">3</text:span></text:p>
          </table:table-cell>
          <table:table-cell table:style-name="Таблица2.A1" office:value-type="string">
            <text:p text:style-name="P2">P<text:span text:style-name="T17">4</text:span></text:p>
          </table:table-cell>
          <table:table-cell table:style-name="Таблица2.A1" office:value-type="string">
            <text:p text:style-name="P2">P<text:span text:style-name="T17">5</text:span></text:p>
          </table:table-cell>
          <table:table-cell table:style-name="Таблица2.A1" office:value-type="string">
            <text:p text:style-name="P2">P<text:span text:style-name="T17">6</text:span></text:p>
          </table:table-cell>
          <table:table-cell table:style-name="Таблица2.A1" office:value-type="string">
            <text:p text:style-name="P2">P<text:span text:style-name="T17">7</text:span></text:p>
          </table:table-cell>
          <table:table-cell table:style-name="Таблица2.A1" office:value-type="string">
            <text:p text:style-name="P2">P<text:span text:style-name="T17">8</text:span></text:p>
          </table:table-cell>
          <table:table-cell table:style-name="Таблица2.A1" office:value-type="string">
            <text:p text:style-name="P2">P<text:span text:style-name="T17">9</text:span></text:p>
          </table:table-cell>
          <table:table-cell table:style-name="Таблица2.A1" office:value-type="string">
            <text:p text:style-name="P2">P<text:span text:style-name="T17">10</text:span></text:p>
          </table:table-cell>
        </table:table-row>
        <table:table-row>
          <table:table-cell table:style-name="Таблица2.A1" office:value-type="string">
            <text:p text:style-name="P2">A:</text:p>
          </table:table-cell>
          <table:table-cell table:style-name="Таблица2.A1" office:value-type="string">
            <text:p text:style-name="P3">-31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</table:table-row>
        <table:table-row>
          <table:table-cell table:style-name="Таблица2.A1" office:value-type="string">
            <text:p text:style-name="P2">B:</text:p>
          </table:table-cell>
          <table:table-cell table:style-name="Таблица2.A1" office:value-type="string">
            <text:p text:style-name="P3">-60</text:p>
          </table:table-cell>
          <table:table-cell table:style-name="Таблица2.A1" office:value-type="string">
            <text:p text:style-name="P2">20</text:p>
          </table:table-cell>
          <table:table-cell table:style-name="Таблица2.A1" office:value-type="string">
            <text:p text:style-name="P2">20</text:p>
          </table:table-cell>
          <table:table-cell table:style-name="Таблица2.A1" office:value-type="string">
            <text:p text:style-name="P2">40</text:p>
          </table:table-cell>
          <table:table-cell table:style-name="Таблица2.A1" office:value-type="string">
            <text:p text:style-name="P2">10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</table:table-row>
        <text:soft-page-break/>
        <table:table-row>
          <table:table-cell table:style-name="Таблица2.A1" office:value-type="string">
            <text:p text:style-name="P2">C:</text:p>
          </table:table-cell>
          <table:table-cell table:style-name="Таблица2.A1" office:value-type="string">
            <text:p text:style-name="P3">-25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2">80</text:p>
          </table:table-cell>
        </table:table-row>
        <table:table-row>
          <table:table-cell table:style-name="Таблица2.A1" office:value-type="string">
            <text:p text:style-name="P2">D:</text:p>
          </table:table-cell>
          <table:table-cell table:style-name="Таблица2.A1" office:value-type="string">
            <text:p text:style-name="P3">-40</text:p>
          </table:table-cell>
          <table:table-cell table:style-name="Таблица2.A1" office:value-type="string">
            <text:p text:style-name="P2">30</text:p>
          </table:table-cell>
          <table:table-cell table:style-name="Таблица2.A1" office:value-type="string">
            <text:p text:style-name="P2">25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P4">-</text:p>
          </table:table-cell>
        </table:table-row>
      </table:table>
      <text:p text:style-name="P10"><text:tab/><text:span text:style-name="T7">Стоимость капитала — </text:span><text:span text:style-name="T9">12%. Бюджет ограничен суммой в 120 млн. руб. Предполагая, что проекты независимы и делимы, составьте оптимальную комбинацию. При решении задачи следует учесть, что проекты имеют различную продолжительность.</text:span></text:p>
      <text:p text:style-name="P10"><text:span text:style-name="T7"><text:tab/></text:span><text:span text:style-name="T10"><draw:frame draw:style-name="fr2" draw:name="Объект34" text:anchor-type="as-char" svg:y="-0.2445in" svg:width="5.8008in" svg:height="0.4189in" draw:z-index="26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11"><text:span text:style-name="T10"><text:tab/></text:span><text:span text:style-name="T10"><draw:frame draw:style-name="fr2" draw:name="Объект35" text:anchor-type="as-char" svg:y="-0.2445in" svg:width="2.7783in" svg:height="0.4189in" draw:z-index="41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11"><text:span text:style-name="T10"><text:tab/></text:span><text:span text:style-name="T10"><draw:frame draw:style-name="fr2" draw:name="Объект36" text:anchor-type="as-char" svg:y="-0.2445in" svg:width="1.402in" svg:height="0.4189in" draw:z-index="42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1"><text:span text:style-name="T10"><text:tab/></text:span><text:span text:style-name="T10"><draw:frame draw:style-name="fr2" draw:name="Объект37" text:anchor-type="as-char" svg:y="-0.2445in" svg:width="1.8016in" svg:height="0.4189in" draw:z-index="43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19"><text:tab/>Рассчитаем индекс рентабельности инвестиций для каждого из проектов.</text:p>
      <text:p text:style-name="P11"><text:span text:style-name="T10"><text:tab/></text:span><text:span text:style-name="T10"><draw:frame draw:style-name="fr2" draw:name="Объект38" text:anchor-type="as-char" svg:y="-0.2445in" svg:width="1.4154in" svg:height="0.3953in" draw:z-index="44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11"><text:span text:style-name="T10"><text:tab/></text:span><text:span text:style-name="T10"><draw:frame draw:style-name="fr2" draw:name="Объект39" text:anchor-type="as-char" svg:y="-0.2445in" svg:width="1.4071in" svg:height="0.3953in" draw:z-index="45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11"><text:span text:style-name="T10"><text:tab/></text:span><text:span text:style-name="T10"><draw:frame draw:style-name="fr2" draw:name="Объект40" text:anchor-type="as-char" svg:y="-0.2445in" svg:width="1.4173in" svg:height="0.3953in" draw:z-index="46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11"><text:span text:style-name="T10"><text:tab/></text:span><text:span text:style-name="T10"><draw:frame draw:style-name="fr2" draw:name="Объект41" text:anchor-type="as-char" svg:y="-0.2445in" svg:width="1.339in" svg:height="0.3953in" draw:z-index="47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1"><text:span text:style-name="T10"><text:tab/></text:span><text:span text:style-name="T22">Таким образом, идеальной комбинацией</text:span><text:span text:style-name="T10"> при бюджете в 120 миллионов рублей будет инвестировать 60 миллионов рублей в проект B (100% от IC), инвестировать 40 млн в проект </text:span><text:span text:style-name="T11">D</text:span><text:span text:style-name="T10"> (100% от IC) и инвестировать 20 миллионов рублей в проект A (64.5% от IC)</text:span></text:p>
      <text:p text:style-name="P9">Задача 9.4</text:p>
      <text:p text:style-name="P6"><text:span text:style-name="T3"><text:tab/></text:span>Рассматриваются два альтернативных проекта (мл<text:span text:style-name="T1">н. </text:span><text:span text:style-name="T18">р</text:span>уб.):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E"/>
        <table:table-row>
          <table:table-cell table:style-name="Таблица3.A1" office:value-type="string">
            <text:p text:style-name="P2">Проект</text:p>
          </table:table-cell>
          <table:table-cell table:style-name="Таблица3.A1" office:value-type="string">
            <text:p text:style-name="P2"><text:span text:style-name="T19">I</text:span>С</text:p>
          </table:table-cell>
          <table:table-cell table:style-name="Таблица3.A1" office:value-type="string">
            <text:p text:style-name="P2">Р<text:span text:style-name="T17">1</text:span></text:p>
          </table:table-cell>
          <table:table-cell table:style-name="Таблица3.A1" office:value-type="string">
            <text:p text:style-name="P2">Р<text:span text:style-name="T17">2</text:span></text:p>
          </table:table-cell>
          <table:table-cell table:style-name="Таблица3.A1" office:value-type="string">
            <text:p text:style-name="P2">Р<text:span text:style-name="T17">3</text:span></text:p>
          </table:table-cell>
        </table:table-row>
        <table:table-row>
          <table:table-cell table:style-name="Таблица3.A1" office:value-type="string">
            <text:p text:style-name="P2">A</text:p>
          </table:table-cell>
          <table:table-cell table:style-name="Таблица3.A1" office:value-type="string">
            <text:p text:style-name="P2">-100</text:p>
          </table:table-cell>
          <table:table-cell table:style-name="Таблица3.A1" office:value-type="string">
            <text:p text:style-name="P2">90</text:p>
          </table:table-cell>
          <table:table-cell table:style-name="Таблица3.A1" office:value-type="string">
            <text:p text:style-name="P2">45</text:p>
          </table:table-cell>
          <table:table-cell table:style-name="Таблица3.A1" office:value-type="string">
            <text:p text:style-name="P2">9</text:p>
          </table:table-cell>
        </table:table-row>
        <table:table-row>
          <table:table-cell table:style-name="Таблица3.A1" office:value-type="string">
            <text:p text:style-name="P2">B</text:p>
          </table:table-cell>
          <table:table-cell table:style-name="Таблица3.A1" office:value-type="string">
            <text:p text:style-name="P2">-100</text:p>
          </table:table-cell>
          <table:table-cell table:style-name="Таблица3.A1" office:value-type="string">
            <text:p text:style-name="P2">10</text:p>
          </table:table-cell>
          <table:table-cell table:style-name="Таблица3.A1" office:value-type="string">
            <text:p text:style-name="P2">50</text:p>
          </table:table-cell>
          <table:table-cell table:style-name="Таблица3.A1" office:value-type="string">
            <text:p text:style-name="P2">100</text:p>
          </table:table-cell>
        </table:table-row>
      </table:table>
      <text:p text:style-name="P6"><text:tab/><text:span text:style-name="T20">Требуется:</text:span></text:p>
      <text:p text:style-name="P6"><text:tab/><text:span text:style-name="T20">а) найти точку Фишера;</text:span></text:p>
      <text:p text:style-name="P13"><text:tab/>б) сделать выбор при r = 8% и r = 15%.</text:p>
      <text:p text:style-name="P14"><text:tab/>Рассчитаем NPV для r = 8%, r = 9%, r = 10%, r = 11%, r = 12%, r = 13%, r = 14%, r = 15% для проектов А и Б:</text:p>
      <text:p text:style-name="P14"><text:tab/>Проект A:</text:p>
      <text:p text:style-name="P14"><text:tab/><draw:frame draw:style-name="fr2" draw:name="Object1" text:anchor-type="as-char" svg:y="-0.2445in" svg:width="3.9882in" svg:height="0.4311in" draw:z-index="23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text:tab/><draw:frame draw:style-name="fr2" draw:name="Object3" text:anchor-type="as-char" svg:y="-0.2445in" svg:width="3.9874in" svg:height="0.4311in" draw:z-index="27"><draw:object xlink:href="./Object 36" xlink:type="simple" xlink:show="embed" xlink:actuate="onLoad"/><draw:image xlink:href="./ObjectReplacements/Object 36" xlink:type="simple" xlink:show="embed" xlink:actuate="onLoad"/></draw:frame></text:p>
      <text:p text:style-name="P14"><text:tab/><draw:frame draw:style-name="fr2" draw:name="Object4" text:anchor-type="as-char" svg:y="-0.2445in" svg:width="3.7791in" svg:height="0.4311in" draw:z-index="28"><draw:object xlink:href="./Object 37" xlink:type="simple" xlink:show="embed" xlink:actuate="onLoad"/><draw:image xlink:href="./ObjectReplacements/Object 37" xlink:type="simple" xlink:show="embed" xlink:actuate="onLoad"/></draw:frame></text:p>
      <text:p text:style-name="P14"><text:tab/><draw:frame draw:style-name="fr2" draw:name="Object5" text:anchor-type="as-char" svg:y="-0.2445in" svg:width="4.0028in" svg:height="0.4311in" draw:z-index="29"><draw:object xlink:href="./Object 38" xlink:type="simple" xlink:show="embed" xlink:actuate="onLoad"/><draw:image xlink:href="./ObjectReplacements/Object 38" xlink:type="simple" xlink:show="embed" xlink:actuate="onLoad"/></draw:frame></text:p>
      <text:p text:style-name="P14"><text:tab/><draw:frame draw:style-name="fr2" draw:name="Object6" text:anchor-type="as-char" svg:y="-0.2445in" svg:width="4.0299in" svg:height="0.4311in" draw:z-index="30"><draw:object xlink:href="./Object 39" xlink:type="simple" xlink:show="embed" xlink:actuate="onLoad"/><draw:image xlink:href="./ObjectReplacements/Object 39" xlink:type="simple" xlink:show="embed" xlink:actuate="onLoad"/></draw:frame></text:p>
      <text:p text:style-name="P14"><text:soft-page-break/><text:tab/><draw:frame draw:style-name="fr2" draw:name="Object7" text:anchor-type="as-char" svg:y="-0.2445in" svg:width="4.0354in" svg:height="0.4311in" draw:z-index="31"><draw:object xlink:href="./Object 40" xlink:type="simple" xlink:show="embed" xlink:actuate="onLoad"/><draw:image xlink:href="./ObjectReplacements/Object 40" xlink:type="simple" xlink:show="embed" xlink:actuate="onLoad"/></draw:frame></text:p>
      <text:p text:style-name="P14"><text:tab/><draw:frame draw:style-name="fr2" draw:name="Object8" text:anchor-type="as-char" svg:y="-0.2445in" svg:width="4.0484in" svg:height="0.4311in" draw:z-index="39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<text:tab/><draw:frame draw:style-name="fr2" draw:name="Object9" text:anchor-type="as-char" svg:y="-0.2445in" svg:width="3.948in" svg:height="0.4311in" draw:z-index="48"><draw:object xlink:href="./Object 42" xlink:type="simple" xlink:show="embed" xlink:actuate="onLoad"/><draw:image xlink:href="./ObjectReplacements/Object 42" xlink:type="simple" xlink:show="embed" xlink:actuate="onLoad"/></draw:frame></text:p>
      <text:p text:style-name="P14"><text:tab/>Проект B:</text:p>
      <text:p text:style-name="P14"><text:tab/><draw:frame draw:style-name="fr2" draw:name="Object2" text:anchor-type="as-char" svg:y="-0.2445in" svg:width="3.9835in" svg:height="0.4311in" draw:z-index="24"><draw:object xlink:href="./Object 35" xlink:type="simple" xlink:show="embed" xlink:actuate="onLoad"/><draw:image xlink:href="./ObjectReplacements/Object 35" xlink:type="simple" xlink:show="embed" xlink:actuate="onLoad"/></draw:frame></text:p>
      <text:p text:style-name="P14"><text:tab/><draw:frame draw:style-name="fr2" draw:name="Object10" text:anchor-type="as-char" svg:y="-0.2445in" svg:width="3.9874in" svg:height="0.4311in" draw:z-index="32"><draw:object xlink:href="./Object 43" xlink:type="simple" xlink:show="embed" xlink:actuate="onLoad"/><draw:image xlink:href="./ObjectReplacements/Object 43" xlink:type="simple" xlink:show="embed" xlink:actuate="onLoad"/></draw:frame></text:p>
      <text:p text:style-name="P14"><text:tab/><draw:frame draw:style-name="fr2" draw:name="Object11" text:anchor-type="as-char" svg:y="-0.2445in" svg:width="3.7811in" svg:height="0.4311in" draw:z-index="33"><draw:object xlink:href="./Object 44" xlink:type="simple" xlink:show="embed" xlink:actuate="onLoad"/><draw:image xlink:href="./ObjectReplacements/Object 44" xlink:type="simple" xlink:show="embed" xlink:actuate="onLoad"/></draw:frame></text:p>
      <text:p text:style-name="P14"><text:tab/><draw:frame draw:style-name="fr2" draw:name="Object12" text:anchor-type="as-char" svg:y="-0.2445in" svg:width="4in" svg:height="0.4311in" draw:z-index="34"><draw:object xlink:href="./Object 45" xlink:type="simple" xlink:show="embed" xlink:actuate="onLoad"/><draw:image xlink:href="./ObjectReplacements/Object 45" xlink:type="simple" xlink:show="embed" xlink:actuate="onLoad"/></draw:frame></text:p>
      <text:p text:style-name="P14"><text:tab/><draw:frame draw:style-name="fr2" draw:name="Object13" text:anchor-type="as-char" svg:y="-0.2445in" svg:width="4.0264in" svg:height="0.4311in" draw:z-index="35"><draw:object xlink:href="./Object 46" xlink:type="simple" xlink:show="embed" xlink:actuate="onLoad"/><draw:image xlink:href="./ObjectReplacements/Object 46" xlink:type="simple" xlink:show="embed" xlink:actuate="onLoad"/></draw:frame></text:p>
      <text:p text:style-name="P14"><text:tab/><draw:frame draw:style-name="fr2" draw:name="Object14" text:anchor-type="as-char" svg:y="-0.2445in" svg:width="4.0311in" svg:height="0.4311in" draw:z-index="36"><draw:object xlink:href="./Object 47" xlink:type="simple" xlink:show="embed" xlink:actuate="onLoad"/><draw:image xlink:href="./ObjectReplacements/Object 47" xlink:type="simple" xlink:show="embed" xlink:actuate="onLoad"/></draw:frame></text:p>
      <text:p text:style-name="P14"><text:tab/><draw:frame draw:style-name="fr2" draw:name="Object15" text:anchor-type="as-char" svg:y="-0.2445in" svg:width="4.0528in" svg:height="0.4311in" draw:z-index="37"><draw:object xlink:href="./Object 48" xlink:type="simple" xlink:show="embed" xlink:actuate="onLoad"/><draw:image xlink:href="./ObjectReplacements/Object 48" xlink:type="simple" xlink:show="embed" xlink:actuate="onLoad"/></draw:frame></text:p>
      <text:p text:style-name="P14"><text:tab/><draw:frame draw:style-name="fr2" draw:name="Object16" text:anchor-type="as-char" svg:y="-0.2445in" svg:width="4.0339in" svg:height="0.4311in" draw:z-index="38"><draw:object xlink:href="./Object 49" xlink:type="simple" xlink:show="embed" xlink:actuate="onLoad"/><draw:image xlink:href="./ObjectReplacements/Object 49" xlink:type="simple" xlink:show="embed" xlink:actuate="onLoad"/></draw:frame></text:p>
      <text:p text:style-name="P14"><text:tab/>Отложим полученные значения NPV на графике, где по оси Y отложены значения NPV, по оси X – значения r <text:span text:style-name="T27">в процентах</text:span>.</text:p>
      <text:p text:style-name="P14"><text:tab/></text:p>
      <text:p text:style-name="P15"><draw:frame draw:style-name="fr3" draw:name="Object17" text:anchor-type="char" svg:width="6.2992in" svg:height="3.5429in" draw:z-index="15"><draw:object xlink:href="./Object 50" xlink:type="simple" xlink:show="embed" xlink:actuate="onLoad"/><draw:image xlink:href="./ObjectReplacements/Object 50" xlink:type="simple" xlink:show="embed" xlink:actuate="onLoad"/></draw:frame><text:tab/><text:span text:style-name="T21">Как видно по графику, точка Фишера находится на </text:span><text:span text:style-name="T21"><draw:frame draw:style-name="fr2" draw:name="Объект24" text:anchor-type="as-char" svg:y="-0.1492in" svg:width="0.5972in" svg:height="0.1854in" draw:z-index="49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1">.</text:span></text:p>
      <text:p text:style-name="P15"><text:soft-page-break/><text:tab/>Проверим полученное графически решение аналитически. Для этого рассчитаем разностный поток для каждого из периодов.</text:p>
      <text:p text:style-name="P1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20">t</text:p>
          </table:table-cell>
          <table:table-cell table:style-name="Таблица4.A1" office:value-type="string">
            <text:p text:style-name="P20"><draw:frame draw:style-name="fr1" draw:name="Объект43" text:anchor-type="as-char" svg:y="-0.1492in" svg:width="0.3016in" svg:height="0.2102in" draw:z-index="60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Таблица4.A1" office:value-type="string">
            <text:p text:style-name="P20"><draw:frame draw:style-name="fr1" draw:name="Объект44" text:anchor-type="as-char" svg:y="-0.1492in" svg:width="0.2925in" svg:height="0.2102in" draw:z-index="61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Таблица4.A1" office:value-type="string">
            <text:p text:style-name="P20"><draw:frame draw:style-name="fr1" draw:name="Объект45" text:anchor-type="as-char" svg:y="-0.1492in" svg:width="0.3354in" svg:height="0.1854in" draw:z-index="62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20">0</text:p>
          </table:table-cell>
          <table:table-cell table:style-name="Таблица4.A1" office:value-type="string">
            <text:p text:style-name="P20">-100</text:p>
          </table:table-cell>
          <table:table-cell table:style-name="Таблица4.A1" office:value-type="string">
            <text:p text:style-name="P20">-100</text:p>
          </table:table-cell>
          <table:table-cell table:style-name="Таблица4.A1" office:value-type="string">
            <text:p text:style-name="P20">0</text:p>
          </table:table-cell>
        </table:table-row>
        <table:table-row table:style-name="Таблица4.1">
          <table:table-cell table:style-name="Таблица4.A1" office:value-type="string">
            <text:p text:style-name="P20">1</text:p>
          </table:table-cell>
          <table:table-cell table:style-name="Таблица4.A1" office:value-type="string">
            <text:p text:style-name="P20">90</text:p>
          </table:table-cell>
          <table:table-cell table:style-name="Таблица4.A1" office:value-type="string">
            <text:p text:style-name="P20">10</text:p>
          </table:table-cell>
          <table:table-cell table:style-name="Таблица4.A1" office:value-type="string">
            <text:p text:style-name="P20">+80</text:p>
          </table:table-cell>
        </table:table-row>
        <table:table-row table:style-name="Таблица4.1">
          <table:table-cell table:style-name="Таблица4.A1" office:value-type="string">
            <text:p text:style-name="P20">2</text:p>
          </table:table-cell>
          <table:table-cell table:style-name="Таблица4.A1" office:value-type="string">
            <text:p text:style-name="P20">45</text:p>
          </table:table-cell>
          <table:table-cell table:style-name="Таблица4.A1" office:value-type="string">
            <text:p text:style-name="P20">50</text:p>
          </table:table-cell>
          <table:table-cell table:style-name="Таблица4.A1" office:value-type="string">
            <text:p text:style-name="P20">-5</text:p>
          </table:table-cell>
        </table:table-row>
        <table:table-row table:style-name="Таблица4.1">
          <table:table-cell table:style-name="Таблица4.A1" office:value-type="string">
            <text:p text:style-name="P20">3</text:p>
          </table:table-cell>
          <table:table-cell table:style-name="Таблица4.A1" office:value-type="string">
            <text:p text:style-name="P20">9</text:p>
          </table:table-cell>
          <table:table-cell table:style-name="Таблица4.A1" office:value-type="string">
            <text:p text:style-name="P20">100</text:p>
          </table:table-cell>
          <table:table-cell table:style-name="Таблица4.A1" office:value-type="string">
            <text:p text:style-name="P20">-91</text:p>
          </table:table-cell>
        </table:table-row>
      </table:table>
      <text:p text:style-name="P16"/>
      <text:p text:style-name="P16"><text:tab/>Составим уравнение: <draw:frame draw:style-name="fr2" draw:name="Объект25" text:anchor-type="as-char" svg:y="-0.2445in" svg:width="1.9016in" svg:height="0.4311in" draw:z-index="50"><draw:object xlink:href="./Object 25" xlink:type="simple" xlink:show="embed" xlink:actuate="onLoad"/><draw:image xlink:href="./ObjectReplacements/Object 25" xlink:type="simple" xlink:show="embed" xlink:actuate="onLoad"/></draw:frame></text:p>
      <text:p text:style-name="P17"><text:tab/><text:span text:style-name="T25">Выполним замену </text:span><text:span text:style-name="T25"><draw:frame draw:style-name="fr2" draw:name="Объект26" text:anchor-type="as-char" svg:y="-0.2445in" svg:width="0.5429in" svg:height="0.3953in" draw:z-index="51"><draw:object xlink:href="./Object 26" xlink:type="simple" xlink:show="embed" xlink:actuate="onLoad"/><draw:image xlink:href="./ObjectReplacements/Object 26" xlink:type="simple" xlink:show="embed" xlink:actuate="onLoad"/></draw:frame></text:span><text:span text:style-name="T25">: </text:span></text:p>
      <text:p text:style-name="P17"><text:span text:style-name="T25"><text:tab/></text:span><text:span text:style-name="T25"><draw:frame draw:style-name="fr2" draw:name="Объект27" text:anchor-type="as-char" svg:y="-0.1728in" svg:width="1.4909in" svg:height="0.2091in" draw:z-index="52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8"><text:span text:style-name="T23"><text:tab/></text:span><text:span text:style-name="T26"><draw:frame draw:style-name="fr2" draw:name="Объект28" text:anchor-type="as-char" svg:y="-0.1728in" svg:width="1.4709in" svg:height="0.2217in" draw:z-index="53"><draw:object xlink:href="./Object 28" xlink:type="simple" xlink:show="embed" xlink:actuate="onLoad"/><draw:image xlink:href="./ObjectReplacements/Object 28" xlink:type="simple" xlink:show="embed" xlink:actuate="onLoad"/></draw:frame></text:span><text:span text:style-name="T23"><text:tab/></text:span></text:p>
      <text:p text:style-name="P18"><text:span text:style-name="T23"><text:tab/>Решим квадратное уравнение </text:span><text:span text:style-name="T24"><draw:frame draw:style-name="fr1" draw:name="Объект29" text:anchor-type="as-char" svg:y="-0.1728in" svg:width="1.2437in" svg:height="0.2091in" draw:z-index="54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8"><text:span text:style-name="T24"><text:tab/></text:span><text:span text:style-name="T24"><draw:frame draw:style-name="fr1" draw:name="Объект31" text:anchor-type="as-char" svg:y="-0.1728in" svg:width="2.1028in" svg:height="0.2217in" draw:z-index="56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8"><text:span text:style-name="T24"><text:tab/></text:span><text:span text:style-name="T24"><draw:frame draw:style-name="fr1" draw:name="Объект30" text:anchor-type="as-char" svg:y="-0.1638in" svg:width="1.0138in" svg:height="0.2in" draw:z-index="55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8"><text:span text:style-name="T24"><text:tab/></text:span><text:span text:style-name="T24"><draw:frame draw:style-name="fr1" draw:name="Объект32" text:anchor-type="as-char" svg:y="-0.2445in" svg:width="2.0016in" svg:height="0.3953in" draw:z-index="5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8"><text:span text:style-name="T24"><text:tab/>Произведем обратную замену </text:span><text:span text:style-name="T24"><draw:frame draw:style-name="fr1" draw:name="Объект33" text:anchor-type="as-char" svg:y="-0.2445in" svg:width="0.5681in" svg:height="0.3953in" draw:z-index="58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8"><text:span text:style-name="T24"><text:tab/></text:span><text:span text:style-name="T24"><draw:frame draw:style-name="fr1" draw:name="Объект42" text:anchor-type="as-char" svg:y="-0.2445in" svg:width="1.7791in" svg:height="0.3953in" draw:z-index="59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18"><text:span text:style-name="T24"><text:tab/>Таким образом, точка Фишера находится на </text:span><text:span text:style-name="T24"><draw:frame draw:style-name="fr1" draw:name="Объект46" text:anchor-type="as-char" svg:y="-0.1492in" svg:width="0.678in" svg:height="0.1854in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24">.</text:span></text:p>
      <text:p text:style-name="P15"/>
      <text:p text:style-name="P14"><text:span text:style-name="T21"><text:tab/></text:span><text:span text:style-name="T4">Ответ</text:span><text:span text:style-name="T21">: </text:span><text:span text:style-name="T27">Точка</text:span><text:span text:style-name="T21"> Фишера находится на </text:span><text:span text:style-name="T21"><draw:frame draw:style-name="fr2" draw:name="Object18" text:anchor-type="as-char" svg:y="-0.1492in" svg:width="0.678in" svg:height="0.1854in" draw:z-index="40"><draw:object xlink:href="./Object 51" xlink:type="simple" xlink:show="embed" xlink:actuate="onLoad"/><draw:image xlink:href="./ObjectReplacements/Object 51" xlink:type="simple" xlink:show="embed" xlink:actuate="onLoad"/></draw:frame></text:span><text:span text:style-name="T21">. При r = 8 для инвестирования более предпочтителен проект B, при r = 15 для инвестирования более предпочтителен проект 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6-03-31T12:02:13.407781170</meta:print-date>
    <meta:printed-by>Файлы PDF</meta:printed-by>
    <meta:document-statistic meta:table-count="4" meta:image-count="0" meta:object-count="64" meta:page-count="4" meta:paragraph-count="178" meta:word-count="412" meta:character-count="2206" meta:non-whitespace-character-count="1845"/>
  </office:meta>
</office:document-meta>
</file>

<file path=Object 1/content.xml><?xml version="1.0" encoding="utf-8"?>
<math xmlns="http://www.w3.org/1998/Math/MathML" display="block">
  <semantics>
    <mrow>
      <mi mathvariant="italic">IRR</mi>
      <mo stretchy="false">≈</mo>
      <mrow>
        <msub>
          <mi>r</mi>
          <mn>1</mn>
        </msub>
        <mo stretchy="false">+</mo>
        <mrow>
          <mfrac>
            <mrow>
              <mi mathvariant="italic">NPV</mi>
              <mrow>
                <mo fence="true" form="prefix" stretchy="false">(</mo>
                <mrow>
                  <msub>
                    <mi>r</mi>
                    <mn>1</mn>
                  </msub>
                </mrow>
                <mo fence="true" form="postfix" stretchy="false">)</mo>
              </mrow>
            </mrow>
            <mrow>
              <mi mathvariant="italic">NPV</mi>
              <mrow>
                <mrow>
                  <mo fence="true" form="prefix" stretchy="false">(</mo>
                  <mrow>
                    <msub>
                      <mi>r</mi>
                      <mn>1</mn>
                    </msub>
                  </mrow>
                  <mo fence="true" form="postfix" stretchy="false">)</mo>
                </mrow>
                <mo stretchy="false">−</mo>
                <mi mathvariant="italic">NPV</mi>
              </mrow>
              <mrow>
                <mo fence="true" form="prefix" stretchy="false">(</mo>
                <mrow>
                  <msub>
                    <mi>r</mi>
                    <mn>2</mn>
                  </msub>
                </mrow>
                <mo fence="true" form="postfix" stretchy="false">)</mo>
              </mrow>
            </mrow>
          </mfrac>
          <mo stretchy="false">×</mo>
          <mrow>
            <mo fence="true" form="prefix" stretchy="false">(</mo>
            <mrow>
              <mrow>
                <msub>
                  <mi>r</mi>
                  <mn>2</mn>
                </msub>
                <mo stretchy="false">−</mo>
                <msub>
                  <mi>r</mi>
                  <mn>1</mn>
                </msub>
              </mrow>
            </mrow>
            <mo fence="true" form="postfix" stretchy="false">)</mo>
          </mrow>
        </mrow>
      </mrow>
    </mrow>
    <annotation encoding="StarMath 5.0">IRR approx r_1 + {NPV(r_1)} over {NPV (r_1) - NPV (r_2)} times (r_2 - r_1)</annotation>
  </semantics>
</math>
</file>

<file path=Object 10/content.xml><?xml version="1.0" encoding="utf-8"?>
<math xmlns="http://www.w3.org/1998/Math/MathML" display="block">
  <semantics>
    <mrow>
      <mrow>
        <mi mathvariant="italic">IRR</mi>
        <mo stretchy="false">≈</mo>
        <mn>7.84</mn>
      </mrow>
      <mtext>%</mtext>
    </mrow>
    <annotation encoding="StarMath 5.0">IRR approx 7.84%</annotation>
  </semantics>
</math>
</file>

<file path=Object 11/content.xml><?xml version="1.0" encoding="utf-8"?>
<math xmlns="http://www.w3.org/1998/Math/MathML" display="block">
  <semantics>
    <mrow>
      <mi mathvariant="italic">IRR</mi>
      <mo stretchy="false">≈</mo>
      <mrow>
        <msub>
          <mi>r</mi>
          <mn>1</mn>
        </msub>
        <mo stretchy="false">+</mo>
        <mrow>
          <mfrac>
            <mrow>
              <mi mathvariant="italic">NPV</mi>
              <mrow>
                <mo fence="true" form="prefix" stretchy="false">(</mo>
                <mrow>
                  <msub>
                    <mi>r</mi>
                    <mn>1</mn>
                  </msub>
                </mrow>
                <mo fence="true" form="postfix" stretchy="false">)</mo>
              </mrow>
            </mrow>
            <mrow>
              <mi mathvariant="italic">NPV</mi>
              <mrow>
                <mrow>
                  <mo fence="true" form="prefix" stretchy="false">(</mo>
                  <mrow>
                    <msub>
                      <mi>r</mi>
                      <mn>1</mn>
                    </msub>
                  </mrow>
                  <mo fence="true" form="postfix" stretchy="false">)</mo>
                </mrow>
                <mo stretchy="false">−</mo>
                <mi mathvariant="italic">NPV</mi>
              </mrow>
              <mrow>
                <mo fence="true" form="prefix" stretchy="false">(</mo>
                <mrow>
                  <msub>
                    <mi>r</mi>
                    <mn>2</mn>
                  </msub>
                </mrow>
                <mo fence="true" form="postfix" stretchy="false">)</mo>
              </mrow>
            </mrow>
          </mfrac>
          <mo stretchy="false">×</mo>
          <mrow>
            <mo fence="true" form="prefix" stretchy="false">(</mo>
            <mrow>
              <mrow>
                <msub>
                  <mi>r</mi>
                  <mn>2</mn>
                </msub>
                <mo stretchy="false">−</mo>
                <msub>
                  <mi>r</mi>
                  <mn>1</mn>
                </msub>
              </mrow>
            </mrow>
            <mo fence="true" form="postfix" stretchy="false">)</mo>
          </mrow>
        </mrow>
      </mrow>
    </mrow>
    <annotation encoding="StarMath 5.0">IRR approx r_1 + {NPV(r_1)} over {NPV (r_1) - NPV (r_2)} times (r_2 - r_1)</annotation>
  </semantics>
</math>
</file>

<file path=Object 1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1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14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sub>
              <mi>r</mi>
              <mn>1</mn>
            </msub>
          </mrow>
          <mo fence="true" form="postfix" stretchy="false">)</mo>
        </mrow>
        <mo stretchy="false">&gt;</mo>
        <mn>0</mn>
      </mrow>
      <mi>,</mi>
      <mi mathvariant="italic">NPV</mi>
      <mrow>
        <mrow>
          <mo fence="true" form="prefix" stretchy="false">(</mo>
          <mrow>
            <msub>
              <mi>r</mi>
              <mn>2</mn>
            </msub>
          </mrow>
          <mo fence="true" form="postfix" stretchy="false">)</mo>
        </mrow>
        <mo stretchy="false">&lt;</mo>
        <mn>0</mn>
      </mrow>
    </mrow>
    <annotation encoding="StarMath 5.0">NPV(r_1) &gt; 0, NPV (r_2) &lt; 0</annotation>
  </semantics>
</math>
</file>

<file path=Object 15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15</mn>
              <mtext>%</mtext>
            </mrow>
          </mrow>
          <mo fence="true" form="postfix" stretchy="false">)</mo>
        </mrow>
        <mo stretchy="false">=</mo>
        <mrow>
          <mo stretchy="false">−</mo>
          <mn>10</mn>
        </mrow>
      </mrow>
      <mi>–</mi>
      <mrow>
        <mrow>
          <mfrac>
            <mn>15</mn>
            <mn>1.15</mn>
          </mfrac>
          <mo stretchy="false">+</mo>
          <mfrac>
            <mn>7</mn>
            <msup>
              <mn>1.15</mn>
              <mn>2</mn>
            </msup>
          </mfrac>
          <mo stretchy="false">+</mo>
          <mfrac>
            <mn>11</mn>
            <msup>
              <mn>1.15</mn>
              <mn>3</mn>
            </msup>
          </mfrac>
          <mo stretchy="false">+</mo>
          <mfrac>
            <mn>8</mn>
            <msup>
              <mn>1.15</mn>
              <mn>4</mn>
            </msup>
          </mfrac>
          <mo stretchy="false">+</mo>
          <mfrac>
            <mn>12</mn>
            <msup>
              <mn>1.15</mn>
              <mn>5</mn>
            </msup>
          </mfrac>
        </mrow>
        <mo stretchy="false">=</mo>
        <mn>0.02235</mn>
      </mrow>
      <mi mathvariant="italic">млн</mi>
      <mn>.</mn>
      <mi mathvariant="italic">руб</mi>
      <mi>.</mi>
    </mrow>
    <annotation encoding="StarMath 5.0">NPV(15%) = -10 – {15} over {1.15} + {7} over {1.15^2} + {11} over {1.15^3} + {8} over {1.15^4} + {12} over {1.15^5} = 0.02235 млн. руб.</annotation>
  </semantics>
</math>
</file>

<file path=Object 16/content.xml><?xml version="1.0" encoding="utf-8"?>
<math xmlns="http://www.w3.org/1998/Math/MathML" display="block">
  <semantics>
    <mrow>
      <mrow>
        <msub>
          <mi>r</mi>
          <mn>1</mn>
        </msub>
        <mo stretchy="false">≈</mo>
        <mn>15</mn>
      </mrow>
      <mtext>%</mtext>
    </mrow>
    <annotation encoding="StarMath 5.0">r_1 approx 15%</annotation>
  </semantics>
</math>
</file>

<file path=Object 17/content.xml><?xml version="1.0" encoding="utf-8"?>
<math xmlns="http://www.w3.org/1998/Math/MathML" display="block">
  <semantics>
    <mrow>
      <mrow>
        <msub>
          <mi>r</mi>
          <mn>2</mn>
        </msub>
        <mo stretchy="false">≈</mo>
        <mn>15.1</mn>
      </mrow>
      <mtext>%</mtext>
    </mrow>
    <annotation encoding="StarMath 5.0">r_2 approx 15.1%</annotation>
  </semantics>
</math>
</file>

<file path=Object 18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15.1</mn>
              <mtext>%</mtext>
            </mrow>
          </mrow>
          <mo fence="true" form="postfix" stretchy="false">)</mo>
        </mrow>
        <mo stretchy="false">=</mo>
        <mrow>
          <mo stretchy="false">−</mo>
          <mn>10</mn>
        </mrow>
      </mrow>
      <mi>–</mi>
      <mrow>
        <mrow>
          <mfrac>
            <mn>15</mn>
            <mn>1.151</mn>
          </mfrac>
          <mo stretchy="false">+</mo>
          <mfrac>
            <mn>7</mn>
            <msup>
              <mn>1.151</mn>
              <mn>2</mn>
            </msup>
          </mfrac>
          <mo stretchy="false">+</mo>
          <mfrac>
            <mn>11</mn>
            <msup>
              <mn>1.151</mn>
              <mn>3</mn>
            </msup>
          </mfrac>
          <mo stretchy="false">+</mo>
          <mfrac>
            <mn>8</mn>
            <msup>
              <mn>1.151</mn>
              <mn>4</mn>
            </msup>
          </mfrac>
          <mo stretchy="false">+</mo>
          <mfrac>
            <mn>12</mn>
            <msup>
              <mn>1.151</mn>
              <mn>5</mn>
            </msup>
          </mfrac>
        </mrow>
        <mo stretchy="false">=</mo>
        <mrow>
          <mo stretchy="false">−</mo>
          <mn>0.036</mn>
        </mrow>
      </mrow>
      <mi mathvariant="italic">млн</mi>
      <mn>.</mn>
      <mi mathvariant="italic">руб</mi>
      <mi>.</mi>
    </mrow>
    <annotation encoding="StarMath 5.0">NPV(15.1%) = -10 – {15} over {1.151} + {7} over {1.151^2} + {11} over {1.151^3} + {8} over {1.151^4} + {12} over {1.151^5} = - 0.036 млн. руб.</annotation>
  </semantics>
</math>
</file>

<file path=Object 19/content.xml><?xml version="1.0" encoding="utf-8"?>
<math xmlns="http://www.w3.org/1998/Math/MathML" display="block">
  <semantics>
    <mrow>
      <mrow>
        <mi mathvariant="italic">IRR</mi>
        <mo stretchy="false">≈</mo>
        <mn>15</mn>
      </mrow>
      <mrow>
        <mrow>
          <mtext>%</mtext>
          <mo stretchy="false">+</mo>
          <mrow>
            <mfrac>
              <mn>0.02235</mn>
              <mrow>
                <mn>0.02235</mn>
                <mo stretchy="false">−</mo>
                <mrow>
                  <mo fence="true" form="prefix" stretchy="false">(</mo>
                  <mrow>
                    <mrow>
                      <mo stretchy="false">−</mo>
                      <mn>0.036</mn>
                    </mrow>
                  </mrow>
                  <mo fence="true" form="postfix" stretchy="false">)</mo>
                </mrow>
              </mrow>
            </mfrac>
            <mo stretchy="false">×</mo>
            <mrow>
              <mo fence="true" form="prefix" stretchy="false">(</mo>
              <mrow>
                <mrow>
                  <mn>15.1</mn>
                  <mrow>
                    <mtext>%</mtext>
                    <mo stretchy="false">−</mo>
                    <mn>15</mn>
                  </mrow>
                  <mtext>%</mtext>
                </mrow>
              </mrow>
              <mo fence="true" form="postfix" stretchy="false">)</mo>
            </mrow>
          </mrow>
        </mrow>
        <mo stretchy="false">=</mo>
        <mn>15.038</mn>
      </mrow>
      <mtext>%</mtext>
    </mrow>
    <annotation encoding="StarMath 5.0">IRR approx 15% + {0.02235} over{0.02235 - (- 0.036) } times (15.1% - 15%) = 15.038%</annotation>
  </semantics>
</math>
</file>

<file path=Object 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20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0</mn>
          </mrow>
          <mi>n</mi>
        </msubsup>
        <mfrac>
          <msub>
            <mi mathvariant="italic">OF</mi>
            <mi>i</mi>
          </msub>
          <msup>
            <mrow>
              <mo fence="true" form="prefix" stretchy="false">(</mo>
              <mrow>
                <mrow>
                  <mn>1</mn>
                  <mo stretchy="false">+</mo>
                  <mi>r</mi>
                </mrow>
              </mrow>
              <mo fence="true" form="postfix" stretchy="false">)</mo>
            </mrow>
            <mi>i</mi>
          </msup>
        </mfrac>
      </mrow>
      <mo stretchy="false">=</mo>
      <mrow>
        <mn>10</mn>
        <mo stretchy="false">+</mo>
        <mfrac>
          <mn>15</mn>
          <mn>1.12</mn>
        </mfrac>
      </mrow>
      <mo stretchy="false">≈</mo>
      <mn>23.39</mn>
    </mrow>
    <annotation encoding="StarMath 5.0">sum_{i = 0}^{n} {{OF_i} over {(1+r)^i}} = 10 + {15} over {1.12} approx 23.39</annotation>
  </semantics>
</math>
</file>

<file path=Object 21/content.xml><?xml version="1.0" encoding="utf-8"?>
<math xmlns="http://www.w3.org/1998/Math/MathML" display="block">
  <semantics>
    <mrow>
      <mrow>
        <mrow>
          <msubsup>
            <mo stretchy="false">∑</mo>
            <mrow>
              <mi>i</mi>
              <mo stretchy="false">=</mo>
              <mn>0</mn>
            </mrow>
            <mi>n</mi>
          </msubsup>
          <msub>
            <mi mathvariant="italic">IF</mi>
            <mi>i</mi>
          </msub>
        </mrow>
        <mo stretchy="false">∗</mo>
        <msup>
          <mrow>
            <mo fence="true" form="prefix" stretchy="false">(</mo>
            <mrow>
              <mrow>
                <mn>1</mn>
                <mo stretchy="false">+</mo>
                <mi>r</mi>
              </mrow>
            </mrow>
            <mo fence="true" form="postfix" stretchy="false">)</mo>
          </mrow>
          <mrow>
            <mi>n</mi>
            <mi>–</mi>
            <mi>I</mi>
          </mrow>
        </msup>
      </mrow>
      <mrow/>
      <mrow>
        <mrow>
          <mrow>
            <mn>7</mn>
            <mo stretchy="false">∗</mo>
            <msup>
              <mn>1.12</mn>
              <mn>3</mn>
            </msup>
          </mrow>
          <mo stretchy="false">+</mo>
          <mrow>
            <mn>11</mn>
            <mo stretchy="false">∗</mo>
            <msup>
              <mn>1.12</mn>
              <mn>2</mn>
            </msup>
          </mrow>
          <mo stretchy="false">+</mo>
          <mrow>
            <mn>8</mn>
            <mo stretchy="false">∗</mo>
            <mn>1.12</mn>
          </mrow>
          <mo stretchy="false">+</mo>
          <mn>12</mn>
        </mrow>
        <mo stretchy="false">=</mo>
        <mn>44.5929</mn>
      </mrow>
    </mrow>
    <annotation encoding="StarMath 5.0">sum_{i = 0}^{n} IF_{i} * (1 + r)^{n – I} \approx 7 * 1.12^3 + 11 * 1.12^2 + 8 * 1.12 + 12 = 44.5929</annotation>
  </semantics>
</math>
</file>

<file path=Object 22/content.xml><?xml version="1.0" encoding="utf-8"?>
<math xmlns="http://www.w3.org/1998/Math/MathML" display="block">
  <semantics>
    <mrow>
      <mrow>
        <mi mathvariant="italic">MIRR</mi>
        <mo stretchy="false">=</mo>
        <mrow>
          <mroot>
            <mfrac>
              <mn>44.5929</mn>
              <mn>23.39</mn>
            </mfrac>
            <mn>5</mn>
          </mroot>
          <mo stretchy="false">−</mo>
          <mn>1</mn>
        </mrow>
        <mo stretchy="false">≈</mo>
        <mrow>
          <mn>1.13775</mn>
          <mo stretchy="false">−</mo>
          <mn>1</mn>
        </mrow>
        <mo stretchy="false">=</mo>
        <mn>0.13775</mn>
        <mo stretchy="false">=</mo>
        <mn>13.775</mn>
      </mrow>
      <mtext>%</mtext>
    </mrow>
    <annotation encoding="StarMath 5.0">MIRR = nroot{5}{{44.5929} over {23.39}} - 1 approx 1.13775 - 1 = 0.13775 = 13.775%</annotation>
  </semantics>
</math>
</file>

<file path=Object 23/content.xml><?xml version="1.0" encoding="utf-8"?>
<math xmlns="http://www.w3.org/1998/Math/MathML" display="block">
  <semantics>
    <mrow>
      <mrow>
        <mi mathvariant="italic">IRR</mi>
        <mo stretchy="false">=</mo>
        <mn>15.038</mn>
      </mrow>
      <mtext>%</mtext>
      <mi>,</mi>
      <mrow>
        <mi mathvariant="italic">MIRR</mi>
        <mo stretchy="false">=</mo>
        <mn>13.775</mn>
      </mrow>
      <mtext>%</mtext>
    </mrow>
    <annotation encoding="StarMath 5.0">IRR = 15.038%, MIRR = 13.775%</annotation>
  </semantics>
</math>
</file>

<file path=Object 24/content.xml><?xml version="1.0" encoding="utf-8"?>
<math xmlns="http://www.w3.org/1998/Math/MathML" display="block">
  <semantics>
    <mrow>
      <mrow>
        <mi>r</mi>
        <mo stretchy="false">≈</mo>
        <mn>9.8</mn>
      </mrow>
      <mtext>%</mtext>
    </mrow>
    <annotation encoding="StarMath 5.0">r approx 9.8%</annotation>
  </semantics>
</math>
</file>

<file path=Object 25/content.xml><?xml version="1.0" encoding="utf-8"?>
<math xmlns="http://www.w3.org/1998/Math/MathML" display="block">
  <semantics>
    <mrow>
      <mfrac>
        <mn>80</mn>
        <mrow>
          <mn>1</mn>
          <mo stretchy="false">+</mo>
          <mi>r</mi>
        </mrow>
      </mfrac>
      <mi>—</mi>
      <mfrac>
        <mn>5</mn>
        <msup>
          <mrow>
            <mo fence="true" form="prefix" stretchy="false">(</mo>
            <mrow>
              <mrow>
                <mn>1</mn>
                <mo stretchy="false">+</mo>
                <mi>r</mi>
              </mrow>
            </mrow>
            <mo fence="true" form="postfix" stretchy="false">)</mo>
          </mrow>
          <mn>2</mn>
        </msup>
      </mfrac>
      <mi>—</mi>
      <mrow>
        <mfrac>
          <mn>91</mn>
          <msup>
            <mrow>
              <mo fence="true" form="prefix" stretchy="false">(</mo>
              <mrow>
                <mrow>
                  <mn>1</mn>
                  <mo stretchy="false">+</mo>
                  <mi>r</mi>
                </mrow>
              </mrow>
              <mo fence="true" form="postfix" stretchy="false">)</mo>
            </mrow>
            <mn>3</mn>
          </msup>
        </mfrac>
        <mo stretchy="false">=</mo>
        <mn>0</mn>
      </mrow>
    </mrow>
    <annotation encoding="StarMath 5.0">{80} over {1 + r} — {5} over {(1 + r)^2} — {91} over {(1 + r)^3} = 0</annotation>
  </semantics>
</math>
</file>

<file path=Object 26/content.xml><?xml version="1.0" encoding="utf-8"?>
<math xmlns="http://www.w3.org/1998/Math/MathML" display="block">
  <semantics>
    <mrow>
      <mi>x</mi>
      <mo stretchy="false">=</mo>
      <mfrac>
        <mn>1</mn>
        <mrow>
          <mn>1</mn>
          <mo stretchy="false">+</mo>
          <mi>r</mi>
        </mrow>
      </mfrac>
    </mrow>
    <annotation encoding="StarMath 5.0">x = 1 over {1 + r}</annotation>
  </semantics>
</math>
</file>

<file path=Object 27/content.xml><?xml version="1.0" encoding="utf-8"?>
<math xmlns="http://www.w3.org/1998/Math/MathML" display="block">
  <semantics>
    <mrow>
      <mn>80</mn>
      <mi>x</mi>
      <mi>—</mi>
      <mn>5</mn>
      <msup>
        <mi>x</mi>
        <mn>2</mn>
      </msup>
      <mi>—</mi>
      <mn>91</mn>
      <mrow>
        <msup>
          <mi>x</mi>
          <mn>3</mn>
        </msup>
        <mo stretchy="false">=</mo>
        <mn>0</mn>
      </mrow>
    </mrow>
    <annotation encoding="StarMath 5.0">80x — 5x^2 — 91x^3 = 0</annotation>
  </semantics>
</math>
</file>

<file path=Object 28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row>
              <mn>91</mn>
              <mrow>
                <msup>
                  <mi>x</mi>
                  <mn>2</mn>
                </msup>
                <mo stretchy="false">+</mo>
                <mn>5</mn>
              </mrow>
              <mi>x</mi>
              <mi>—</mi>
              <mn>80</mn>
            </mrow>
          </mrow>
          <mo fence="true" form="postfix" stretchy="false">)</mo>
        </mrow>
        <mo stretchy="false">=</mo>
        <mn>0</mn>
      </mrow>
    </mrow>
    <annotation encoding="StarMath 5.0">x(91x^2 + 5x — 80) = 0</annotation>
  </semantics>
</math>
</file>

<file path=Object 29/content.xml><?xml version="1.0" encoding="utf-8"?>
<math xmlns="http://www.w3.org/1998/Math/MathML" display="block">
  <semantics>
    <mrow>
      <mn>91</mn>
      <mrow>
        <msup>
          <mi>x</mi>
          <mn>2</mn>
        </msup>
        <mo stretchy="false">+</mo>
        <mn>5</mn>
      </mrow>
      <mi>x</mi>
      <mi>—</mi>
      <mrow>
        <mn>80</mn>
        <mo stretchy="false">=</mo>
        <mn>0</mn>
      </mrow>
    </mrow>
    <annotation encoding="StarMath 5.0">91x^2 + 5x — 80 = 0</annotation>
  </semantics>
</math>
</file>

<file path=Object 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30/content.xml><?xml version="1.0" encoding="utf-8"?>
<math xmlns="http://www.w3.org/1998/Math/MathML" display="block">
  <semantics>
    <mrow>
      <msqrt>
        <mi>D</mi>
      </msqrt>
      <mo stretchy="false">≈</mo>
      <mn>170.7196</mn>
    </mrow>
    <annotation encoding="StarMath 5.0">sqrt D approx 170.7196</annotation>
  </semantics>
</math>
</file>

<file path=Object 31/content.xml><?xml version="1.0" encoding="utf-8"?>
<math xmlns="http://www.w3.org/1998/Math/MathML" display="block">
  <semantics>
    <mrow>
      <mrow>
        <mi>D</mi>
        <mo stretchy="false">=</mo>
        <msup>
          <mn>5</mn>
          <mn>2</mn>
        </msup>
      </mrow>
      <mi>—</mi>
      <mrow>
        <mrow>
          <mn>4</mn>
          <mo stretchy="false">∗</mo>
          <mn>91</mn>
          <mo stretchy="false">∗</mo>
          <mrow>
            <mo fence="true" form="prefix" stretchy="false">(</mo>
            <mrow>
              <mrow>
                <mo stretchy="false">−</mo>
                <mn>80</mn>
              </mrow>
            </mrow>
            <mo fence="true" form="postfix" stretchy="false">)</mo>
          </mrow>
        </mrow>
        <mo stretchy="false">=</mo>
        <mn>29</mn>
      </mrow>
      <mn>145</mn>
    </mrow>
    <annotation encoding="StarMath 5.0">D = 5^2 — 4 * 91 * (-80) = 29 145</annotation>
  </semantics>
</math>
</file>

<file path=Object 32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n>5</mn>
          </mrow>
          <mo stretchy="false">+</mo>
          <mn>170.7196</mn>
        </mrow>
        <mrow>
          <mn>2</mn>
          <mo stretchy="false">∗</mo>
          <mn>91</mn>
        </mrow>
      </mfrac>
      <mo stretchy="false">≈</mo>
      <mn>0.910547</mn>
    </mrow>
    <annotation encoding="StarMath 5.0">x = {-5 + 170.7196} over {2 * 91} approx 0.910547</annotation>
  </semantics>
</math>
</file>

<file path=Object 33/content.xml><?xml version="1.0" encoding="utf-8"?>
<math xmlns="http://www.w3.org/1998/Math/MathML" display="block">
  <semantics>
    <mrow>
      <mi>r</mi>
      <mo stretchy="false">=</mo>
      <mrow>
        <mfrac>
          <mn>1</mn>
          <mi>x</mi>
        </mfrac>
        <mo stretchy="false">−</mo>
        <mn>1</mn>
      </mrow>
    </mrow>
    <annotation encoding="StarMath 5.0">r = {1} over {x} - 1</annotation>
  </semantics>
</math>
</file>

<file path=Object 34/content.xml><?xml version="1.0" encoding="utf-8"?>
<math xmlns="http://www.w3.org/1998/Math/MathML" display="block">
  <semantics>
    <mrow>
      <msub>
        <mi mathvariant="italic">NPV</mi>
        <mrow>
          <mn>8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3</mn>
          </msup>
        </mfrac>
      </mrow>
      <mo stretchy="false">=</mo>
      <mn>29.06</mn>
    </mrow>
    <annotation encoding="StarMath 5.0">NPV_{8%} = -100 + { 90 } over { (1 + 0.08)^1 } + { 45 } over { (1 + 0.08)^2 } + { 9 } over { (1 + 0.08)^3 } = 29.06</annotation>
  </semantics>
</math>
</file>

<file path=Object 35/content.xml><?xml version="1.0" encoding="utf-8"?>
<math xmlns="http://www.w3.org/1998/Math/MathML" display="block">
  <semantics>
    <mrow>
      <msub>
        <mi mathvariant="italic">NPV</mi>
        <mrow>
          <mn>8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3</mn>
          </msup>
        </mfrac>
      </mrow>
      <mo stretchy="false">=</mo>
      <mn>31.51</mn>
    </mrow>
    <annotation encoding="StarMath 5.0">NPV_{8%} = -100 + { 10 } over { (1 + 0.08)^1 } + { 50 } over { (1 + 0.08)^2 } + { 100 } over { (1 + 0.08)^3 } = 31.51</annotation>
  </semantics>
</math>
</file>

<file path=Object 36/content.xml><?xml version="1.0" encoding="utf-8"?>
<math xmlns="http://www.w3.org/1998/Math/MathML" display="block">
  <semantics>
    <mrow>
      <msub>
        <mi mathvariant="italic">NPV</mi>
        <mrow>
          <mn>9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3</mn>
          </msup>
        </mfrac>
      </mrow>
      <mo stretchy="false">=</mo>
      <mn>27.39</mn>
    </mrow>
    <annotation encoding="StarMath 5.0">NPV_{9%} = -100 + { 90 } over { (1 + 0.09)^1 } + { 45 } over { (1 + 0.09)^2 } + { 9 } over { (1 + 0.09)^3 } = 27.39</annotation>
  </semantics>
</math>
</file>

<file path=Object 37/content.xml><?xml version="1.0" encoding="utf-8"?>
<math xmlns="http://www.w3.org/1998/Math/MathML" display="block">
  <semantics>
    <mrow>
      <msub>
        <mi mathvariant="italic">NPV</mi>
        <mrow>
          <mn>10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3</mn>
          </msup>
        </mfrac>
      </mrow>
      <mo stretchy="false">=</mo>
      <mn>25.77</mn>
    </mrow>
    <annotation encoding="StarMath 5.0">NPV_{10%} = -100 + { 90 } over { (1 + 0.1)^1 } + { 45 } over { (1 + 0.1)^2 } + { 9 } over { (1 + 0.1)^3 } = 25.77</annotation>
  </semantics>
</math>
</file>

<file path=Object 38/content.xml><?xml version="1.0" encoding="utf-8"?>
<math xmlns="http://www.w3.org/1998/Math/MathML" display="block">
  <semantics>
    <mrow>
      <msub>
        <mi mathvariant="italic">NPV</mi>
        <mrow>
          <mn>11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3</mn>
          </msup>
        </mfrac>
      </mrow>
      <mo stretchy="false">=</mo>
      <mn>24.18</mn>
    </mrow>
    <annotation encoding="StarMath 5.0">NPV_{11%} = -100 + { 90 } over { (1 + 0.11)^1 } + { 45 } over { (1 + 0.11)^2 } + { 9 } over { (1 + 0.11)^3 } = 24.18</annotation>
  </semantics>
</math>
</file>

<file path=Object 39/content.xml><?xml version="1.0" encoding="utf-8"?>
<math xmlns="http://www.w3.org/1998/Math/MathML" display="block">
  <semantics>
    <mrow>
      <msub>
        <mi mathvariant="italic">NPV</mi>
        <mrow>
          <mn>12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3</mn>
          </msup>
        </mfrac>
      </mrow>
      <mo stretchy="false">=</mo>
      <mn>22.64</mn>
    </mrow>
    <annotation encoding="StarMath 5.0">NPV_{12%} = -100 + { 90 } over { (1 + 0.12)^1 } + { 45 } over { (1 + 0.12)^2 } + { 9 } over { (1 + 0.12)^3 } = 22.64</annotation>
  </semantics>
</math>
</file>

<file path=Object 4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sub>
              <mi>r</mi>
              <mn>1</mn>
            </msub>
          </mrow>
          <mo fence="true" form="postfix" stretchy="false">)</mo>
        </mrow>
        <mo stretchy="false">&gt;</mo>
        <mn>0</mn>
      </mrow>
      <mi>,</mi>
      <mi mathvariant="italic">NPV</mi>
      <mrow>
        <mrow>
          <mo fence="true" form="prefix" stretchy="false">(</mo>
          <mrow>
            <msub>
              <mi>r</mi>
              <mn>2</mn>
            </msub>
          </mrow>
          <mo fence="true" form="postfix" stretchy="false">)</mo>
        </mrow>
        <mo stretchy="false">&lt;</mo>
        <mn>0</mn>
      </mrow>
    </mrow>
    <annotation encoding="StarMath 5.0">NPV(r_1) &gt; 0, NPV (r_2) &lt; 0</annotation>
  </semantics>
</math>
</file>

<file path=Object 40/content.xml><?xml version="1.0" encoding="utf-8"?>
<math xmlns="http://www.w3.org/1998/Math/MathML" display="block">
  <semantics>
    <mrow>
      <msub>
        <mi mathvariant="italic">NPV</mi>
        <mrow>
          <mn>13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3</mn>
          </msup>
        </mfrac>
      </mrow>
      <mo stretchy="false">=</mo>
      <mn>21.13</mn>
    </mrow>
    <annotation encoding="StarMath 5.0">NPV_{13%} = -100 + { 90 } over { (1 + 0.13)^1 } + { 45 } over { (1 + 0.13)^2 } + { 9 } over { (1 + 0.13)^3 } = 21.13</annotation>
  </semantics>
</math>
</file>

<file path=Object 41/content.xml><?xml version="1.0" encoding="utf-8"?>
<math xmlns="http://www.w3.org/1998/Math/MathML" display="block">
  <semantics>
    <mrow>
      <msub>
        <mi mathvariant="italic">NPV</mi>
        <mrow>
          <mn>14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3</mn>
          </msup>
        </mfrac>
      </mrow>
      <mo stretchy="false">=</mo>
      <mn>19.65</mn>
    </mrow>
    <annotation encoding="StarMath 5.0">NPV_{14%} = -100 + { 90 } over { (1 + 0.14)^1 } + { 45 } over { (1 + 0.14)^2 } + { 9 } over { (1 + 0.14)^3 } = 19.65</annotation>
  </semantics>
</math>
</file>

<file path=Object 42/content.xml><?xml version="1.0" encoding="utf-8"?>
<math xmlns="http://www.w3.org/1998/Math/MathML" display="block">
  <semantics>
    <mrow>
      <msub>
        <mi mathvariant="italic">NPV</mi>
        <mrow>
          <mn>15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3</mn>
          </msup>
        </mfrac>
      </mrow>
      <mo stretchy="false">=</mo>
      <mn>18.2</mn>
    </mrow>
    <annotation encoding="StarMath 5.0">NPV_{15%} = -100 + { 90 } over { (1 + 0.15)^1 } + { 45 } over { (1 + 0.15)^2 } + { 9 } over { (1 + 0.15)^3 } = 18.2</annotation>
  </semantics>
</math>
</file>

<file path=Object 43/content.xml><?xml version="1.0" encoding="utf-8"?>
<math xmlns="http://www.w3.org/1998/Math/MathML" display="block">
  <semantics>
    <mrow>
      <msub>
        <mi mathvariant="italic">NPV</mi>
        <mrow>
          <mn>9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3</mn>
          </msup>
        </mfrac>
      </mrow>
      <mo stretchy="false">=</mo>
      <mn>28.48</mn>
    </mrow>
    <annotation encoding="StarMath 5.0">NPV_{9%} = -100 + { 10 } over { (1 + 0.09)^1 } + { 50 } over { (1 + 0.09)^2 } + { 100 } over { (1 + 0.09)^3 } = 28.48</annotation>
  </semantics>
</math>
</file>

<file path=Object 44/content.xml><?xml version="1.0" encoding="utf-8"?>
<math xmlns="http://www.w3.org/1998/Math/MathML" display="block">
  <semantics>
    <mrow>
      <msub>
        <mi mathvariant="italic">NPV</mi>
        <mrow>
          <mn>10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3</mn>
          </msup>
        </mfrac>
      </mrow>
      <mo stretchy="false">=</mo>
      <mn>25.54</mn>
    </mrow>
    <annotation encoding="StarMath 5.0">NPV_{10%} = -100 + { 10 } over { (1 + 0.1)^1 } + { 50 } over { (1 + 0.1)^2 } + { 100 } over { (1 + 0.1)^3 } = 25.54</annotation>
  </semantics>
</math>
</file>

<file path=Object 45/content.xml><?xml version="1.0" encoding="utf-8"?>
<math xmlns="http://www.w3.org/1998/Math/MathML" display="block">
  <semantics>
    <mrow>
      <msub>
        <mi mathvariant="italic">NPV</mi>
        <mrow>
          <mn>11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3</mn>
          </msup>
        </mfrac>
      </mrow>
      <mo stretchy="false">=</mo>
      <mn>22.71</mn>
    </mrow>
    <annotation encoding="StarMath 5.0">NPV_{11%} = -100 + { 10 } over { (1 + 0.11)^1 } + { 50 } over { (1 + 0.11)^2 } + { 100 } over { (1 + 0.11)^3 } = 22.71</annotation>
  </semantics>
</math>
</file>

<file path=Object 46/content.xml><?xml version="1.0" encoding="utf-8"?>
<math xmlns="http://www.w3.org/1998/Math/MathML" display="block">
  <semantics>
    <mrow>
      <msub>
        <mi mathvariant="italic">NPV</mi>
        <mrow>
          <mn>12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3</mn>
          </msup>
        </mfrac>
      </mrow>
      <mo stretchy="false">=</mo>
      <mn>19.97</mn>
    </mrow>
    <annotation encoding="StarMath 5.0">NPV_{12%} = -100 + { 10 } over { (1 + 0.12)^1 } + { 50 } over { (1 + 0.12)^2 } + { 100 } over { (1 + 0.12)^3 } = 19.97</annotation>
  </semantics>
</math>
</file>

<file path=Object 47/content.xml><?xml version="1.0" encoding="utf-8"?>
<math xmlns="http://www.w3.org/1998/Math/MathML" display="block">
  <semantics>
    <mrow>
      <msub>
        <mi mathvariant="italic">NPV</mi>
        <mrow>
          <mn>13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3</mn>
          </msup>
        </mfrac>
      </mrow>
      <mo stretchy="false">=</mo>
      <mn>17.31</mn>
    </mrow>
    <annotation encoding="StarMath 5.0">NPV_{13%} = -100 + { 10 } over { (1 + 0.13)^1 } + { 50 } over { (1 + 0.13)^2 } + { 100 } over { (1 + 0.13)^3 } = 17.31</annotation>
  </semantics>
</math>
</file>

<file path=Object 48/content.xml><?xml version="1.0" encoding="utf-8"?>
<math xmlns="http://www.w3.org/1998/Math/MathML" display="block">
  <semantics>
    <mrow>
      <msub>
        <mi mathvariant="italic">NPV</mi>
        <mrow>
          <mn>14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3</mn>
          </msup>
        </mfrac>
      </mrow>
      <mo stretchy="false">=</mo>
      <mn>14.74</mn>
    </mrow>
    <annotation encoding="StarMath 5.0">NPV_{14%} = -100 + { 10 } over { (1 + 0.14)^1 } + { 50 } over { (1 + 0.14)^2 } + { 100 } over { (1 + 0.14)^3 } = 14.74</annotation>
  </semantics>
</math>
</file>

<file path=Object 49/content.xml><?xml version="1.0" encoding="utf-8"?>
<math xmlns="http://www.w3.org/1998/Math/MathML" display="block">
  <semantics>
    <mrow>
      <msub>
        <mi mathvariant="italic">NPV</mi>
        <mrow>
          <mn>15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3</mn>
          </msup>
        </mfrac>
      </mrow>
      <mo stretchy="false">=</mo>
      <mn>12.25</mn>
    </mrow>
    <annotation encoding="StarMath 5.0">NPV_{15%} = -100 + { 10 } over { (1 + 0.15)^1 } + { 50 } over { (1 + 0.15)^2 } + { 100 } over { (1 + 0.15)^3 } = 12.25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≈</mo>
        <mn>7</mn>
      </mrow>
      <mtext>%</mtext>
      <mi mathvariant="normal">:</mi>
    </mrow>
    <annotation encoding="StarMath 5.0">r_1 approx 7%:</annotation>
  </semantics>
</math>
</file>

<file path=Object 5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226cm" svg:y="3.951cm" style:legend-expansion="high" chart:style-name="ch2"/>
        <chart:plot-area chart:style-name="ch3" chart:data-source-has-labels="both" svg:x="0.319cm" svg:y="0.179cm" svg:width="12.588cm" svg:height="8.641cm">
          <chart:coordinate-region svg:x="0.94cm" svg:y="0.378cm" svg:width="11.78cm" svg:height="7.795cm"/>
          <chart:axis chart:dimension="x" chart:name="primary-x" chart:style-name="ch4" chartooo:axis-type="auto">
            <chartooo:date-scale/>
            <chart:categories table:cell-range-address="local-table.$A$2:.$A$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line">
            <chart:data-point chart:repeated="8"/>
          </chart:series>
          <chart:series chart:style-name="ch7" chart:values-cell-range-address="local-table.$C$2:.$C$9" chart:label-cell-address="local-table.$C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ект A</text:p>
              </table:table-cell>
              <table:table-cell office:value-type="string">
                <text:p>Проект B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29.06">
                <text:p>29.06</text:p>
              </table:table-cell>
              <table:table-cell office:value-type="float" office:value="31.51">
                <text:p>31.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.39">
                <text:p>27.39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77">
                <text:p>25.77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.18">
                <text:p>24.18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64">
                <text:p>22.64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.13">
                <text:p>21.13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.65">
                <text:p>19.65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.2">
                <text:p>18.2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1/content.xml><?xml version="1.0" encoding="utf-8"?>
<math xmlns="http://www.w3.org/1998/Math/MathML" display="block">
  <semantics>
    <mrow>
      <mrow>
        <mi>r</mi>
        <mo stretchy="false">≈</mo>
        <mn>9.82</mn>
      </mrow>
      <mtext>%</mtext>
    </mrow>
    <annotation encoding="StarMath 5.0">r approx 9.82%</annotation>
  </semantics>
</math>
</file>

<file path=Object 52/content.xml><?xml version="1.0" encoding="utf-8"?>
<math xmlns="http://www.w3.org/1998/Math/MathML" display="block">
  <semantics>
    <mrow>
      <msub>
        <mi mathvariant="italic">PV</mi>
        <mi>A</mi>
      </msub>
      <mo stretchy="false">=</mo>
      <mrow>
        <mfrac>
          <mn>6</mn>
          <mn>1.12</mn>
        </mfrac>
        <mo stretchy="false">+</mo>
        <mfrac>
          <mn>6</mn>
          <msup>
            <mn>1.12</mn>
            <mn>2</mn>
          </msup>
        </mfrac>
        <mo stretchy="false">+</mo>
        <mfrac>
          <mn>6</mn>
          <msup>
            <mn>1.12</mn>
            <mn>3</mn>
          </msup>
        </mfrac>
        <mo stretchy="false">+</mo>
        <mfrac>
          <mn>6</mn>
          <msup>
            <mn>1.12</mn>
            <mn>4</mn>
          </msup>
        </mfrac>
        <mo stretchy="false">+</mo>
        <mfrac>
          <mn>6</mn>
          <msup>
            <mn>1.12</mn>
            <mn>5</mn>
          </msup>
        </mfrac>
        <mo stretchy="false">+</mo>
        <mfrac>
          <mn>6</mn>
          <msup>
            <mn>1.12</mn>
            <mn>6</mn>
          </msup>
        </mfrac>
        <mo stretchy="false">+</mo>
        <mfrac>
          <mn>6</mn>
          <msup>
            <mn>1.12</mn>
            <mn>7</mn>
          </msup>
        </mfrac>
        <mo stretchy="false">+</mo>
        <mfrac>
          <mn>6</mn>
          <msup>
            <mn>1.12</mn>
            <mn>8</mn>
          </msup>
        </mfrac>
        <mo stretchy="false">+</mo>
        <mfrac>
          <mn>6</mn>
          <msup>
            <mn>1.12</mn>
            <mn>9</mn>
          </msup>
        </mfrac>
        <mo stretchy="false">+</mo>
        <mfrac>
          <mn>6</mn>
          <msup>
            <mn>1.12</mn>
            <mn>10</mn>
          </msup>
        </mfrac>
      </mrow>
      <mo stretchy="false">=</mo>
      <mn>33.90</mn>
    </mrow>
    <annotation encoding="StarMath 5.0">PV_A = {6} over {1.12} + {6} over {1.12^2} + {6} over {1.12^3} + {6} over {1.12^4} + {6} over {1.12^5} + {6} over {1.12^6} + {6} over {1.12^7} + {6} over {1.12^8} + {6} over {1.12^9} + {6} over {1.12^10} = 33.90</annotation>
  </semantics>
</math>
</file>

<file path=Object 53/content.xml><?xml version="1.0" encoding="utf-8"?>
<math xmlns="http://www.w3.org/1998/Math/MathML" display="block">
  <semantics>
    <mrow>
      <msub>
        <mi mathvariant="italic">PV</mi>
        <mi>B</mi>
      </msub>
      <mo stretchy="false">=</mo>
      <mrow>
        <mfrac>
          <mn>20</mn>
          <mn>1.12</mn>
        </mfrac>
        <mo stretchy="false">+</mo>
        <mfrac>
          <mn>20</mn>
          <msup>
            <mn>1.12</mn>
            <mn>2</mn>
          </msup>
        </mfrac>
        <mo stretchy="false">+</mo>
        <mfrac>
          <mn>40</mn>
          <msup>
            <mn>1.12</mn>
            <mn>3</mn>
          </msup>
        </mfrac>
        <mo stretchy="false">+</mo>
        <mfrac>
          <mn>10</mn>
          <msup>
            <mn>1.12</mn>
            <mn>4</mn>
          </msup>
        </mfrac>
      </mrow>
      <mo stretchy="false">=</mo>
      <mn>68.63</mn>
    </mrow>
    <annotation encoding="StarMath 5.0">PV_B = {20} over {1.12} + {20} over {1.12^2} + {40} over {1.12^3} + {10} over {1.12^4} = 68.63</annotation>
  </semantics>
</math>
</file>

<file path=Object 54/content.xml><?xml version="1.0" encoding="utf-8"?>
<math xmlns="http://www.w3.org/1998/Math/MathML" display="block">
  <semantics>
    <mrow>
      <msub>
        <mi mathvariant="italic">PV</mi>
        <mi>C</mi>
      </msub>
      <mo stretchy="false">=</mo>
      <mfrac>
        <mn>80</mn>
        <msup>
          <mn>1.12</mn>
          <mn>10</mn>
        </msup>
      </mfrac>
      <mo stretchy="false">=</mo>
      <mn>25.76</mn>
    </mrow>
    <annotation encoding="StarMath 5.0">PV_C = {80} over {1.12^10} = 25.76</annotation>
  </semantics>
</math>
</file>

<file path=Object 55/content.xml><?xml version="1.0" encoding="utf-8"?>
<math xmlns="http://www.w3.org/1998/Math/MathML" display="block">
  <semantics>
    <mrow>
      <msub>
        <mi mathvariant="italic">PV</mi>
        <mi>D</mi>
      </msub>
      <mo stretchy="false">=</mo>
      <mrow>
        <mfrac>
          <mn>30</mn>
          <mn>1.12</mn>
        </mfrac>
        <mo stretchy="false">+</mo>
        <mfrac>
          <mn>25</mn>
          <msup>
            <mn>1.12</mn>
            <mn>2</mn>
          </msup>
        </mfrac>
      </mrow>
      <mo stretchy="false">=</mo>
      <mn>46.72</mn>
    </mrow>
    <annotation encoding="StarMath 5.0">PV_D = {30} over {1.12} + {25} over {1.12^2} = 46.72</annotation>
  </semantics>
</math>
</file>

<file path=Object 56/content.xml><?xml version="1.0" encoding="utf-8"?>
<math xmlns="http://www.w3.org/1998/Math/MathML" display="block">
  <semantics>
    <mrow>
      <msub>
        <mi mathvariant="italic">PI</mi>
        <mi>A</mi>
      </msub>
      <mo stretchy="false">=</mo>
      <mfrac>
        <mn>33.90</mn>
        <mn>31</mn>
      </mfrac>
      <mo stretchy="false">=</mo>
      <mn>1.0935</mn>
    </mrow>
    <annotation encoding="StarMath 5.0">PI_A = {33.90} over {31} = 1.0935</annotation>
  </semantics>
</math>
</file>

<file path=Object 57/content.xml><?xml version="1.0" encoding="utf-8"?>
<math xmlns="http://www.w3.org/1998/Math/MathML" display="block">
  <semantics>
    <mrow>
      <msub>
        <mi mathvariant="italic">PI</mi>
        <mi>B</mi>
      </msub>
      <mo stretchy="false">=</mo>
      <mfrac>
        <mn>68.63</mn>
        <mn>60</mn>
      </mfrac>
      <mo stretchy="false">=</mo>
      <mn>1.1438</mn>
    </mrow>
    <annotation encoding="StarMath 5.0">PI_B = {68.63} over {60} = 1.1438</annotation>
  </semantics>
</math>
</file>

<file path=Object 58/content.xml><?xml version="1.0" encoding="utf-8"?>
<math xmlns="http://www.w3.org/1998/Math/MathML" display="block">
  <semantics>
    <mrow>
      <msub>
        <mi mathvariant="italic">PI</mi>
        <mi>C</mi>
      </msub>
      <mo stretchy="false">=</mo>
      <mfrac>
        <mn>25.76</mn>
        <mn>25</mn>
      </mfrac>
      <mo stretchy="false">=</mo>
      <mn>1.0304</mn>
    </mrow>
    <annotation encoding="StarMath 5.0">PI_C = {25.76} over {25} = 1.0304</annotation>
  </semantics>
</math>
</file>

<file path=Object 59/content.xml><?xml version="1.0" encoding="utf-8"?>
<math xmlns="http://www.w3.org/1998/Math/MathML" display="block">
  <semantics>
    <mrow>
      <msub>
        <mi mathvariant="italic">PI</mi>
        <mi>D</mi>
      </msub>
      <mo stretchy="false">=</mo>
      <mfrac>
        <mn>46.72</mn>
        <mn>40</mn>
      </mfrac>
      <mo stretchy="false">=</mo>
      <mn>1.168</mn>
    </mrow>
    <annotation encoding="StarMath 5.0">PI_D = {46.72} over {40} = 1.168</annotation>
  </semantics>
</math>
</file>

<file path=Object 6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7</mn>
              <mtext>%</mtext>
            </mrow>
          </mrow>
          <mo fence="true" form="postfix" stretchy="false">)</mo>
        </mrow>
        <mo stretchy="false">=</mo>
        <mrow>
          <mrow>
            <mo stretchy="false">−</mo>
            <mn>200</mn>
          </mrow>
          <mo stretchy="false">+</mo>
          <mfrac>
            <mn>20</mn>
            <mn>1.07</mn>
          </mfrac>
          <mo stretchy="false">+</mo>
          <mfrac>
            <mn>40</mn>
            <msup>
              <mn>1.07</mn>
              <mn>2</mn>
            </msup>
          </mfrac>
          <mo stretchy="false">+</mo>
          <mfrac>
            <mn>60</mn>
            <msup>
              <mn>1.07</mn>
              <mn>3</mn>
            </msup>
          </mfrac>
          <mo stretchy="false">+</mo>
          <mfrac>
            <mn>60</mn>
            <msup>
              <mn>1.07</mn>
              <mn>4</mn>
            </msup>
          </mfrac>
          <mo stretchy="false">+</mo>
          <mfrac>
            <mn>80</mn>
            <msup>
              <mn>1.07</mn>
              <mn>5</mn>
            </msup>
          </mfrac>
        </mrow>
        <mo stretchy="false">≈</mo>
        <mn>5.42</mn>
      </mrow>
      <mi mathvariant="italic">млн</mi>
      <mn>.</mn>
      <mi mathvariant="italic">руб</mi>
      <mi>.</mi>
    </mrow>
    <annotation encoding="StarMath 5.0">NPV(7%) = -200 + {20} over {1.07} + {40} over {1.07^2} + {60} over {1.07^3} + {60} over {1.07^4} + {80} over {1.07^5} approx 5.42 млн. руб.</annotation>
  </semantics>
</math>
</file>

<file path=Object 60/content.xml><?xml version="1.0" encoding="utf-8"?>
<math xmlns="http://www.w3.org/1998/Math/MathML" display="block">
  <semantics>
    <mrow>
      <mrow>
        <mi>r</mi>
        <mo stretchy="false">=</mo>
        <mfrac>
          <mn>1</mn>
          <mn>0.910547</mn>
        </mfrac>
      </mrow>
      <mi>—</mi>
      <mrow>
        <mn>1</mn>
        <mo stretchy="false">≈</mo>
        <mn>0.9824</mn>
      </mrow>
    </mrow>
    <annotation encoding="StarMath 5.0">r = {1} over {0.910547} — 1 approx 0.9824</annotation>
  </semantics>
</math>
</file>

<file path=Object 61/content.xml><?xml version="1.0" encoding="utf-8"?>
<math xmlns="http://www.w3.org/1998/Math/MathML" display="block">
  <semantics>
    <msub>
      <mi mathvariant="italic">CF</mi>
      <mi>A</mi>
    </msub>
    <annotation encoding="StarMath 5.0">CF_A</annotation>
  </semantics>
</math>
</file>

<file path=Object 62/content.xml><?xml version="1.0" encoding="utf-8"?>
<math xmlns="http://www.w3.org/1998/Math/MathML" display="block">
  <semantics>
    <msub>
      <mi mathvariant="italic">CF</mi>
      <mi>B</mi>
    </msub>
    <annotation encoding="StarMath 5.0">CF_B</annotation>
  </semantics>
</math>
</file>

<file path=Object 63/content.xml><?xml version="1.0" encoding="utf-8"?>
<math xmlns="http://www.w3.org/1998/Math/MathML" display="block">
  <semantics>
    <mi mathvariant="italic">ΔCF</mi>
    <annotation encoding="StarMath 5.0">ΔCF</annotation>
  </semantics>
</math>
</file>

<file path=Object 64/content.xml><?xml version="1.0" encoding="utf-8"?>
<math xmlns="http://www.w3.org/1998/Math/MathML" display="block">
  <semantics>
    <mrow>
      <mrow>
        <mi>r</mi>
        <mo stretchy="false">≈</mo>
        <mn>9.82</mn>
      </mrow>
      <mtext>%</mtext>
    </mrow>
    <annotation encoding="StarMath 5.0">r approx 9.82%</annotation>
  </semantics>
</math>
</file>

<file path=Object 7/content.xml><?xml version="1.0" encoding="utf-8"?>
<math xmlns="http://www.w3.org/1998/Math/MathML" display="block">
  <semantics>
    <mrow>
      <mrow>
        <msub>
          <mi>r</mi>
          <mn>2</mn>
        </msub>
        <mo stretchy="false">≈</mo>
        <mn>8</mn>
      </mrow>
      <mtext>%</mtext>
    </mrow>
    <annotation encoding="StarMath 5.0">r_2 approx 8%</annotation>
  </semantics>
</math>
</file>

<file path=Object 8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8</mn>
              <mtext>%</mtext>
            </mrow>
          </mrow>
          <mo fence="true" form="postfix" stretchy="false">)</mo>
        </mrow>
        <mo stretchy="false">=</mo>
        <mrow>
          <mrow>
            <mo stretchy="false">−</mo>
            <mn>200</mn>
          </mrow>
          <mo stretchy="false">+</mo>
          <mfrac>
            <mn>20</mn>
            <mn>1.08</mn>
          </mfrac>
          <mo stretchy="false">+</mo>
          <mfrac>
            <mn>40</mn>
            <msup>
              <mn>1.08</mn>
              <mn>2</mn>
            </msup>
          </mfrac>
          <mo stretchy="false">+</mo>
          <mfrac>
            <mn>60</mn>
            <msup>
              <mn>1.08</mn>
              <mn>3</mn>
            </msup>
          </mfrac>
          <mo stretchy="false">+</mo>
          <mfrac>
            <mn>60</mn>
            <msup>
              <mn>1.08</mn>
              <mn>4</mn>
            </msup>
          </mfrac>
          <mo stretchy="false">+</mo>
          <mfrac>
            <mn>80</mn>
            <msup>
              <mn>1.08</mn>
              <mn>5</mn>
            </msup>
          </mfrac>
        </mrow>
        <mo stretchy="false">≈</mo>
        <mrow>
          <mo stretchy="false">−</mo>
          <mn>1.01</mn>
        </mrow>
      </mrow>
      <mi mathvariant="italic">млн</mi>
      <mn>.</mn>
      <mi mathvariant="italic">руб</mi>
      <mi>.</mi>
    </mrow>
    <annotation encoding="StarMath 5.0">NPV(8%) = -200 + {20} over {1.08} + {40} over {1.08^2} + {60} over {1.08^3} + {60} over {1.08^4} + {80} over {1.08^5} approx -1.01 млн. руб.</annotation>
  </semantics>
</math>
</file>

<file path=Object 9/content.xml><?xml version="1.0" encoding="utf-8"?>
<math xmlns="http://www.w3.org/1998/Math/MathML" display="block">
  <semantics>
    <mrow>
      <mrow>
        <mi mathvariant="italic">IRR</mi>
        <mo stretchy="false">≈</mo>
        <mn>7</mn>
      </mrow>
      <mrow>
        <mrow>
          <mtext>%</mtext>
          <mo stretchy="false">+</mo>
          <mrow>
            <mfrac>
              <mn>5.42</mn>
              <mrow>
                <mn>5.42</mn>
                <mo stretchy="false">−</mo>
                <mrow>
                  <mo fence="true" form="prefix" stretchy="false">(</mo>
                  <mrow>
                    <mrow>
                      <mo stretchy="false">−</mo>
                      <mn>1.01</mn>
                    </mrow>
                  </mrow>
                  <mo fence="true" form="postfix" stretchy="false">)</mo>
                </mrow>
              </mrow>
            </mfrac>
            <mo stretchy="false">×</mo>
            <mrow>
              <mo fence="true" form="prefix" stretchy="false">(</mo>
              <mrow>
                <mrow>
                  <mn>8</mn>
                  <mrow>
                    <mtext>%</mtext>
                    <mo stretchy="false">−</mo>
                    <mn>7</mn>
                  </mrow>
                  <mtext>%</mtext>
                </mrow>
              </mrow>
              <mo fence="true" form="postfix" stretchy="false">)</mo>
            </mrow>
          </mrow>
        </mrow>
        <mo stretchy="false">=</mo>
        <mn>7</mn>
      </mrow>
      <mrow>
        <mtext>%</mtext>
        <mo stretchy="false">+</mo>
        <mn>0.84</mn>
      </mrow>
      <mrow>
        <mtext>%</mtext>
        <mo stretchy="false">=</mo>
        <mn>7.84</mn>
      </mrow>
      <mtext>%</mtext>
    </mrow>
    <annotation encoding="StarMath 5.0">IRR approx 7% + {5.42} over {5.42 - (-1.01)} times (8% - 7%) = 7% + 0.84% = 7.84%</annotation>
  </semantics>
</math>
</file>